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>
      <style:table-cell-properties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7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M403.428793492735</text:p>
          </table:table-cell>
          <table:table-cell table:style-name="ce1" office:value-type="string" calcext:value-type="string">
            <text:p>M148.413159102577</text:p>
          </table:table-cell>
          <table:table-cell table:style-name="ce1" office:value-type="string" calcext:value-type="string">
            <text:p>M54.5981500331442</text:p>
          </table:table-cell>
          <table:table-cell table:style-name="ce1" office:value-type="string" calcext:value-type="string">
            <text:p>M20.0855369231877</text:p>
          </table:table-cell>
          <table:table-cell table:style-name="ce1" office:value-type="string" calcext:value-type="string">
            <text:p>M7.38905609893065</text:p>
          </table:table-cell>
          <table:table-cell table:style-name="ce1" office:value-type="string" calcext:value-type="string">
            <text:p>M2.71828182845904</text:p>
          </table:table-cell>
          <table:table-cell table:style-name="ce1" office:value-type="string" calcext:value-type="string">
            <text:p>M1</text:p>
          </table:table-cell>
          <table:table-cell office:value-type="string" calcext:value-type="string">
            <text:p>Purity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IC50*pur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407917935567" calcext:value-type="float">
            <text:p>1.2540791794</text:p>
          </table:table-cell>
          <table:table-cell office:value-type="float" office:value="1.14463856387242" calcext:value-type="float">
            <text:p>1.1446385639</text:p>
          </table:table-cell>
          <table:table-cell office:value-type="float" office:value="1.02635037666293" calcext:value-type="float">
            <text:p>1.0263503767</text:p>
          </table:table-cell>
          <table:table-cell office:value-type="float" office:value="1.0865523321045" calcext:value-type="float">
            <text:p>1.0865523321</text:p>
          </table:table-cell>
          <table:table-cell office:value-type="float" office:value="0.969033498958167" calcext:value-type="float">
            <text:p>0.969033499</text:p>
          </table:table-cell>
          <table:table-cell office:value-type="float" office:value="1.06943420419939" calcext:value-type="float">
            <text:p>1.0694342042</text:p>
          </table:table-cell>
          <table:table-cell office:value-type="float" office:value="0.990383074210611" calcext:value-type="float">
            <text:p>0.9903830742</text:p>
          </table:table-cell>
          <table:table-cell office:value-type="float" office:value="89.21" calcext:value-type="float">
            <text:p>89.21</text:p>
          </table:table-cell>
          <table:table-cell office:value-type="float" office:value="0" calcext:value-type="float">
            <text:p>0</text:p>
          </table:table-cell>
          <table:table-cell office:value-type="float" office:value="1814.41277485074" calcext:value-type="float">
            <text:p>1814.4127748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291232569322" calcext:value-type="float">
            <text:p>1.1729123257</text:p>
          </table:table-cell>
          <table:table-cell office:value-type="float" office:value="1.09693861195704" calcext:value-type="float">
            <text:p>1.096938612</text:p>
          </table:table-cell>
          <table:table-cell office:value-type="float" office:value="0.990383074210611" calcext:value-type="float">
            <text:p>0.9903830742</text:p>
          </table:table-cell>
          <table:table-cell office:value-type="float" office:value="0.955377464337234" calcext:value-type="float">
            <text:p>0.9553774643</text:p>
          </table:table-cell>
          <table:table-cell office:value-type="float" office:value="0.964994390126623" calcext:value-type="float">
            <text:p>0.9649943901</text:p>
          </table:table-cell>
          <table:table-cell office:value-type="float" office:value="0.993460490463216" calcext:value-type="float">
            <text:p>0.9934604905</text:p>
          </table:table-cell>
          <table:table-cell office:value-type="float" office:value="0.991152428273762" calcext:value-type="float">
            <text:p>0.9911524283</text:p>
          </table:table-cell>
          <table:table-cell office:value-type="float" office:value="83.86" calcext:value-type="float">
            <text:p>83.86</text:p>
          </table:table-cell>
          <table:table-cell office:value-type="float" office:value="0" calcext:value-type="float">
            <text:p>0</text:p>
          </table:table-cell>
          <table:table-cell office:value-type="float" office:value="1984.02587100533" calcext:value-type="float">
            <text:p>1984.0258710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38868408398782" calcext:value-type="float">
            <text:p>0.0538868408</text:p>
          </table:table-cell>
          <table:table-cell office:value-type="float" office:value="-0.000929636159640973" calcext:value-type="float">
            <text:p>-0.0009296362</text:p>
          </table:table-cell>
          <table:table-cell office:value-type="float" office:value="0.374899823689694" calcext:value-type="float">
            <text:p>0.3748998237</text:p>
          </table:table-cell>
          <table:table-cell office:value-type="float" office:value="1.05904792434685" calcext:value-type="float">
            <text:p>1.0590479243</text:p>
          </table:table-cell>
          <table:table-cell office:value-type="float" office:value="1.0078858791473" calcext:value-type="float">
            <text:p>1.0078858791</text:p>
          </table:table-cell>
          <table:table-cell office:value-type="float" office:value="1.0251963455682" calcext:value-type="float">
            <text:p>1.0251963456</text:p>
          </table:table-cell>
          <table:table-cell office:value-type="float" office:value="1.00846289469466" calcext:value-type="float">
            <text:p>1.0084628947</text:p>
          </table:table-cell>
          <table:table-cell office:value-type="float" office:value="88.47" calcext:value-type="float">
            <text:p>88.47</text:p>
          </table:table-cell>
          <table:table-cell office:value-type="float" office:value="0" calcext:value-type="float">
            <text:p>0</text:p>
          </table:table-cell>
          <table:table-cell office:value-type="float" office:value="45.5532248065448" calcext:value-type="float">
            <text:p>45.5532248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46513864401347" calcext:value-type="float">
            <text:p>0.0246513864</text:p>
          </table:table-cell>
          <table:table-cell office:value-type="float" office:value="-0.0226638884436609" calcext:value-type="float">
            <text:p>-0.0226638884</text:p>
          </table:table-cell>
          <table:table-cell office:value-type="float" office:value="1.18079820484052" calcext:value-type="float">
            <text:p>1.1807982048</text:p>
          </table:table-cell>
          <table:table-cell office:value-type="float" office:value="1.03019714697868" calcext:value-type="float">
            <text:p>1.030197147</text:p>
          </table:table-cell>
          <table:table-cell office:value-type="float" office:value="1.09982368969386" calcext:value-type="float">
            <text:p>1.0998236897</text:p>
          </table:table-cell>
          <table:table-cell office:value-type="float" office:value="1.04558422824171" calcext:value-type="float">
            <text:p>1.0455842282</text:p>
          </table:table-cell>
          <table:table-cell office:value-type="float" office:value="0.976150024042315" calcext:value-type="float">
            <text:p>0.976150024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89.7195795519401" calcext:value-type="float">
            <text:p>89.71957955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426831222952" calcext:value-type="float">
            <text:p>1.2342683122</text:p>
          </table:table-cell>
          <table:table-cell office:value-type="float" office:value="1.12021157236737" calcext:value-type="float">
            <text:p>1.1202115724</text:p>
          </table:table-cell>
          <table:table-cell office:value-type="float" office:value="1.08020516108351" calcext:value-type="float">
            <text:p>1.0802051611</text:p>
          </table:table-cell>
          <table:table-cell office:value-type="float" office:value="0.973264946305498" calcext:value-type="float">
            <text:p>0.9732649463</text:p>
          </table:table-cell>
          <table:table-cell office:value-type="float" office:value="1.06154832505209" calcext:value-type="float">
            <text:p>1.0615483251</text:p>
          </table:table-cell>
          <table:table-cell office:value-type="float" office:value="1.06424106427312" calcext:value-type="float">
            <text:p>1.0642410643</text:p>
          </table:table-cell>
          <table:table-cell office:value-type="float" office:value="0.996345568200032" calcext:value-type="float">
            <text:p>0.9963455682</text:p>
          </table:table-cell>
          <table:table-cell office:value-type="float" office:value="65.33" calcext:value-type="float">
            <text:p>65.33</text:p>
          </table:table-cell>
          <table:table-cell office:value-type="float" office:value="0" calcext:value-type="float">
            <text:p>0</text:p>
          </table:table-cell>
          <table:table-cell office:value-type="float" office:value="1351.63479940482" calcext:value-type="float">
            <text:p>1351.63479940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1694181759897" calcext:value-type="float">
            <text:p>1.1169418176</text:p>
          </table:table-cell>
          <table:table-cell office:value-type="float" office:value="1.02404231447347" calcext:value-type="float">
            <text:p>1.0240423145</text:p>
          </table:table-cell>
          <table:table-cell office:value-type="float" office:value="1.12790511299888" calcext:value-type="float">
            <text:p>1.127905113</text:p>
          </table:table-cell>
          <table:table-cell office:value-type="float" office:value="1.07212694342042" calcext:value-type="float">
            <text:p>1.0721269434</text:p>
          </table:table-cell>
          <table:table-cell office:value-type="float" office:value="1.12271197307261" calcext:value-type="float">
            <text:p>1.1227119731</text:p>
          </table:table-cell>
          <table:table-cell office:value-type="float" office:value="1.03692899503126" calcext:value-type="float">
            <text:p>1.036928995</text:p>
          </table:table-cell>
          <table:table-cell office:value-type="float" office:value="0.989036704600096" calcext:value-type="float">
            <text:p>0.9890367046</text:p>
          </table:table-cell>
          <table:table-cell office:value-type="float" office:value="79.73" calcext:value-type="float">
            <text:p>79.73</text:p>
          </table:table-cell>
          <table:table-cell office:value-type="float" office:value="0" calcext:value-type="float">
            <text:p>0</text:p>
          </table:table-cell>
          <table:table-cell office:value-type="float" office:value="1312.73353619939" calcext:value-type="float">
            <text:p>1312.73353619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6387241545119" calcext:value-type="float">
            <text:p>1.1638724155</text:p>
          </table:table-cell>
          <table:table-cell office:value-type="float" office:value="1.23349895816637" calcext:value-type="float">
            <text:p>1.2334989582</text:p>
          </table:table-cell>
          <table:table-cell office:value-type="float" office:value="1.13906074691457" calcext:value-type="float">
            <text:p>1.1390607469</text:p>
          </table:table-cell>
          <table:table-cell office:value-type="float" office:value="1.04750761339958" calcext:value-type="float">
            <text:p>1.0475076134</text:p>
          </table:table-cell>
          <table:table-cell office:value-type="float" office:value="1.12828979003045" calcext:value-type="float">
            <text:p>1.12828979</text:p>
          </table:table-cell>
          <table:table-cell office:value-type="float" office:value="1.01461772719987" calcext:value-type="float">
            <text:p>1.0146177272</text:p>
          </table:table-cell>
          <table:table-cell office:value-type="float" office:value="0.996730245231608" calcext:value-type="float">
            <text:p>0.9967302452</text:p>
          </table:table-cell>
          <table:table-cell office:value-type="float" office:value="82.29" calcext:value-type="float">
            <text:p>82.29</text:p>
          </table:table-cell>
          <table:table-cell office:value-type="float" office:value="0" calcext:value-type="float">
            <text:p>0</text:p>
          </table:table-cell>
          <table:table-cell office:value-type="float" office:value="1579.39199053351" calcext:value-type="float">
            <text:p>1579.3919905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9886199711492" calcext:value-type="float">
            <text:p>1.0988619971</text:p>
          </table:table-cell>
          <table:table-cell office:value-type="float" office:value="1.1117486776727" calcext:value-type="float">
            <text:p>1.1117486777</text:p>
          </table:table-cell>
          <table:table-cell office:value-type="float" office:value="0.924987978842764" calcext:value-type="float">
            <text:p>0.9249879788</text:p>
          </table:table-cell>
          <table:table-cell office:value-type="float" office:value="0.926334348453278" calcext:value-type="float">
            <text:p>0.9263343485</text:p>
          </table:table-cell>
          <table:table-cell office:value-type="float" office:value="1.02692739221029" calcext:value-type="float">
            <text:p>1.0269273922</text:p>
          </table:table-cell>
          <table:table-cell office:value-type="float" office:value="1.10886359993589" calcext:value-type="float">
            <text:p>1.1088635999</text:p>
          </table:table-cell>
          <table:table-cell office:value-type="float" office:value="1.17945183523001" calcext:value-type="float">
            <text:p>1.1794518352</text:p>
          </table:table-cell>
          <table:table-cell office:value-type="float" office:value="84.19" calcext:value-type="float">
            <text:p>84.19</text:p>
          </table:table-cell>
          <table:table-cell office:value-type="float" office:value="0" calcext:value-type="float">
            <text:p>0</text:p>
          </table:table-cell>
          <table:table-cell office:value-type="float" office:value="1258.6378495327" calcext:value-type="float">
            <text:p>1258.6378495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928514184966" calcext:value-type="float">
            <text:p>1.3392851418</text:p>
          </table:table-cell>
          <table:table-cell office:value-type="float" office:value="1.28408398781856" calcext:value-type="float">
            <text:p>1.2840839878</text:p>
          </table:table-cell>
          <table:table-cell office:value-type="float" office:value="1.08789870171502" calcext:value-type="float">
            <text:p>1.0878987017</text:p>
          </table:table-cell>
          <table:table-cell office:value-type="float" office:value="1.20714858150345" calcext:value-type="float">
            <text:p>1.2071485815</text:p>
          </table:table-cell>
          <table:table-cell office:value-type="float" office:value="1.10597852219907" calcext:value-type="float">
            <text:p>1.1059785222</text:p>
          </table:table-cell>
          <table:table-cell office:value-type="float" office:value="1.10367046000962" calcext:value-type="float">
            <text:p>1.10367046</text:p>
          </table:table-cell>
          <table:table-cell office:value-type="float" office:value="1.11117166212534" calcext:value-type="float">
            <text:p>1.1111716621</text:p>
          </table:table-cell>
          <table:table-cell office:value-type="float" office:value="79.84" calcext:value-type="float">
            <text:p>79.84</text:p>
          </table:table-cell>
          <table:table-cell office:value-type="float" office:value="0" calcext:value-type="float">
            <text:p>0</text:p>
          </table:table-cell>
          <table:table-cell office:value-type="float" office:value="1610.5564059057" calcext:value-type="float">
            <text:p>1610.55640590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0554576053855" calcext:value-type="float">
            <text:p>0.8605545761</text:p>
          </table:table-cell>
          <table:table-cell office:value-type="float" office:value="0.965186728642411" calcext:value-type="float">
            <text:p>0.9651867286</text:p>
          </table:table-cell>
          <table:table-cell office:value-type="float" office:value="1.05981727841" calcext:value-type="float">
            <text:p>1.0598172784</text:p>
          </table:table-cell>
          <table:table-cell office:value-type="float" office:value="0.982881872094887" calcext:value-type="float">
            <text:p>0.9828818721</text:p>
          </table:table-cell>
          <table:table-cell office:value-type="float" office:value="1.15079339637763" calcext:value-type="float">
            <text:p>1.1507933964</text:p>
          </table:table-cell>
          <table:table-cell office:value-type="float" office:value="1.0677031575573" calcext:value-type="float">
            <text:p>1.0677031576</text:p>
          </table:table-cell>
          <table:table-cell office:value-type="float" office:value="1.04481487417855" calcext:value-type="float">
            <text:p>1.0448148742</text:p>
          </table:table-cell>
          <table:table-cell office:value-type="float" office:value="71.82" calcext:value-type="float">
            <text:p>71.82</text:p>
          </table:table-cell>
          <table:table-cell office:value-type="float" office:value="0" calcext:value-type="float">
            <text:p>0</text:p>
          </table:table-cell>
          <table:table-cell office:value-type="float" office:value="587.600727335067" calcext:value-type="float">
            <text:p>587.60072733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982573739749" calcext:value-type="float">
            <text:p>0.8198257374</text:p>
          </table:table-cell>
          <table:table-cell office:value-type="float" office:value="0.752432812340919" calcext:value-type="float">
            <text:p>0.7524328123</text:p>
          </table:table-cell>
          <table:table-cell office:value-type="float" office:value="0.96787946786344" calcext:value-type="float">
            <text:p>0.9678794679</text:p>
          </table:table-cell>
          <table:table-cell office:value-type="float" office:value="0.937105305337394" calcext:value-type="float">
            <text:p>0.9371053053</text:p>
          </table:table-cell>
          <table:table-cell office:value-type="float" office:value="0.913832344927072" calcext:value-type="float">
            <text:p>0.9138323449</text:p>
          </table:table-cell>
          <table:table-cell office:value-type="float" office:value="0.925564994390127" calcext:value-type="float">
            <text:p>0.9255649944</text:p>
          </table:table-cell>
          <table:table-cell office:value-type="float" office:value="0.955377464337234" calcext:value-type="float">
            <text:p>0.9553774643</text:p>
          </table:table-cell>
          <table:table-cell office:value-type="float" office:value="88.66" calcext:value-type="float">
            <text:p>88.66</text:p>
          </table:table-cell>
          <table:table-cell office:value-type="float" office:value="0" calcext:value-type="float">
            <text:p>0</text:p>
          </table:table-cell>
          <table:table-cell office:value-type="float" office:value="849.351691325344" calcext:value-type="float">
            <text:p>849.35169132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2005129027088" calcext:value-type="float">
            <text:p>1.3200512903</text:p>
          </table:table-cell>
          <table:table-cell office:value-type="float" office:value="1.24811668536624" calcext:value-type="float">
            <text:p>1.2481166854</text:p>
          </table:table-cell>
          <table:table-cell office:value-type="float" office:value="1.05231607629428" calcext:value-type="float">
            <text:p>1.0523160763</text:p>
          </table:table-cell>
          <table:table-cell office:value-type="float" office:value="1.04327616605225" calcext:value-type="float">
            <text:p>1.0432761661</text:p>
          </table:table-cell>
          <table:table-cell office:value-type="float" office:value="0.996730245231608" calcext:value-type="float">
            <text:p>0.9967302452</text:p>
          </table:table-cell>
          <table:table-cell office:value-type="float" office:value="1.07212694342042" calcext:value-type="float">
            <text:p>1.0721269434</text:p>
          </table:table-cell>
          <table:table-cell office:value-type="float" office:value="0.990575412726399" calcext:value-type="float">
            <text:p>0.9905754127</text:p>
          </table:table-cell>
          <table:table-cell office:value-type="float" office:value="86.07" calcext:value-type="float">
            <text:p>86.07</text:p>
          </table:table-cell>
          <table:table-cell office:value-type="float" office:value="0" calcext:value-type="float">
            <text:p>0</text:p>
          </table:table-cell>
          <table:table-cell office:value-type="float" office:value="1736.31441059337" calcext:value-type="float">
            <text:p>1736.31441059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539176324552" calcext:value-type="float">
            <text:p>1.2153917632</text:p>
          </table:table-cell>
          <table:table-cell office:value-type="float" office:value="1.15668183300756" calcext:value-type="float">
            <text:p>1.156681833</text:p>
          </table:table-cell>
          <table:table-cell office:value-type="float" office:value="1.1694938321722" calcext:value-type="float">
            <text:p>1.1694938322</text:p>
          </table:table-cell>
          <table:table-cell office:value-type="float" office:value="1.11120627553307" calcext:value-type="float">
            <text:p>1.1112062755</text:p>
          </table:table-cell>
          <table:table-cell office:value-type="float" office:value="1.09411422390024" calcext:value-type="float">
            <text:p>1.0941142239</text:p>
          </table:table-cell>
          <table:table-cell office:value-type="float" office:value="1.08051379401778" calcext:value-type="float">
            <text:p>1.080513794</text:p>
          </table:table-cell>
          <table:table-cell office:value-type="float" office:value="1.10064693556221" calcext:value-type="float">
            <text:p>1.1006469356</text:p>
          </table:table-cell>
          <table:table-cell office:value-type="float" office:value="88.83" calcext:value-type="float">
            <text:p>88.83</text:p>
          </table:table-cell>
          <table:table-cell office:value-type="float" office:value="0" calcext:value-type="float">
            <text:p>0</text:p>
          </table:table-cell>
          <table:table-cell office:value-type="float" office:value="1669.99724183743" calcext:value-type="float">
            <text:p>1669.99724183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7107702921183" calcext:value-type="float">
            <text:p>0.9271077029</text:p>
          </table:table-cell>
          <table:table-cell office:value-type="float" office:value="1.04447124691726" calcext:value-type="float">
            <text:p>1.0444712469</text:p>
          </table:table-cell>
          <table:table-cell office:value-type="float" office:value="1.03165924775262" calcext:value-type="float">
            <text:p>1.0316592478</text:p>
          </table:table-cell>
          <table:table-cell office:value-type="float" office:value="1.06057776015281" calcext:value-type="float">
            <text:p>1.0605777602</text:p>
          </table:table-cell>
          <table:table-cell office:value-type="float" office:value="1.0272102458449" calcext:value-type="float">
            <text:p>1.0272102458</text:p>
          </table:table-cell>
          <table:table-cell office:value-type="float" office:value="0.908269840413175" calcext:value-type="float">
            <text:p>0.9082698404</text:p>
          </table:table-cell>
          <table:table-cell office:value-type="float" office:value="1.02650628984684" calcext:value-type="float">
            <text:p>1.0265062898</text:p>
          </table:table-cell>
          <table:table-cell office:value-type="float" office:value="35.13" calcext:value-type="float">
            <text:p>35.13</text:p>
          </table:table-cell>
          <table:table-cell office:value-type="float" office:value="0" calcext:value-type="float">
            <text:p>0</text:p>
          </table:table-cell>
          <table:table-cell office:value-type="float" office:value="254.315453283098" calcext:value-type="float">
            <text:p>254.31545328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4939893890366" calcext:value-type="float">
            <text:p>1.0493989389</text:p>
          </table:table-cell>
          <table:table-cell office:value-type="float" office:value="1.04877945762537" calcext:value-type="float">
            <text:p>1.0487794576</text:p>
          </table:table-cell>
          <table:table-cell office:value-type="float" office:value="0.939103113128076" calcext:value-type="float">
            <text:p>0.9391031131</text:p>
          </table:table-cell>
          <table:table-cell office:value-type="float" office:value="0.86614511348944" calcext:value-type="float">
            <text:p>0.8661451135</text:p>
          </table:table-cell>
          <table:table-cell office:value-type="float" office:value="1.05272161121449" calcext:value-type="float">
            <text:p>1.0527216112</text:p>
          </table:table-cell>
          <table:table-cell office:value-type="float" office:value="1.01780539371086" calcext:value-type="float">
            <text:p>1.0178053937</text:p>
          </table:table-cell>
          <table:table-cell office:value-type="float" office:value="1.01834040026938" calcext:value-type="float">
            <text:p>1.0183404003</text:p>
          </table:table-cell>
          <table:table-cell office:value-type="float" office:value="89.95" calcext:value-type="float">
            <text:p>89.95</text:p>
          </table:table-cell>
          <table:table-cell office:value-type="float" office:value="0" calcext:value-type="float">
            <text:p>0</text:p>
          </table:table-cell>
          <table:table-cell office:value-type="float" office:value="1626.80204020695" calcext:value-type="float">
            <text:p>1626.8020402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7079920124459" calcext:value-type="float">
            <text:p>1.0707992012</text:p>
          </table:table-cell>
          <table:table-cell office:value-type="float" office:value="1.19379439322513" calcext:value-type="float">
            <text:p>1.1937943932</text:p>
          </table:table-cell>
          <table:table-cell office:value-type="float" office:value="1.01138531500858" calcext:value-type="float">
            <text:p>1.011385315</text:p>
          </table:table-cell>
          <table:table-cell office:value-type="float" office:value="0.953238549569062" calcext:value-type="float">
            <text:p>0.9532385496</text:p>
          </table:table-cell>
          <table:table-cell office:value-type="float" office:value="1.0972116302917" calcext:value-type="float">
            <text:p>1.0972116303</text:p>
          </table:table-cell>
          <table:table-cell office:value-type="float" office:value="0.9248550437274" calcext:value-type="float">
            <text:p>0.9248550437</text:p>
          </table:table-cell>
          <table:table-cell office:value-type="float" office:value="1.05080685089977" calcext:value-type="float">
            <text:p>1.0508068509</text:p>
          </table:table-cell>
          <table:table-cell office:value-type="float" office:value="91.52" calcext:value-type="float">
            <text:p>91.52</text:p>
          </table:table-cell>
          <table:table-cell office:value-type="float" office:value="0" calcext:value-type="float">
            <text:p>0</text:p>
          </table:table-cell>
          <table:table-cell office:value-type="float" office:value="1706.09571447393" calcext:value-type="float">
            <text:p>1706.09571447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3191056004393" calcext:value-type="float">
            <text:p>1.33191056</text:p>
          </table:table-cell>
          <table:table-cell office:value-type="float" office:value="0.978074117180516" calcext:value-type="float">
            <text:p>0.9780741172</text:p>
          </table:table-cell>
          <table:table-cell office:value-type="float" office:value="0.932345135546728" calcext:value-type="float">
            <text:p>0.9323451355</text:p>
          </table:table-cell>
          <table:table-cell office:value-type="float" office:value="1.07220711324071" calcext:value-type="float">
            <text:p>1.0722071132</text:p>
          </table:table-cell>
          <table:table-cell office:value-type="float" office:value="1.16048319539707" calcext:value-type="float">
            <text:p>1.1604831954</text:p>
          </table:table-cell>
          <table:table-cell office:value-type="float" office:value="0.969654803443753" calcext:value-type="float">
            <text:p>0.9696548034</text:p>
          </table:table-cell>
          <table:table-cell office:value-type="float" office:value="1.1090944075389" calcext:value-type="float">
            <text:p>1.1090944075</text:p>
          </table:table-cell>
          <table:table-cell office:value-type="float" office:value="88.13" calcext:value-type="float">
            <text:p>88.13</text:p>
          </table:table-cell>
          <table:table-cell office:value-type="float" office:value="0" calcext:value-type="float">
            <text:p>0</text:p>
          </table:table-cell>
          <table:table-cell office:value-type="float" office:value="1790.88492941495" calcext:value-type="float">
            <text:p>1790.8849294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0603524942334" calcext:value-type="float">
            <text:p>1.0060352494</text:p>
          </table:table-cell>
          <table:table-cell office:value-type="float" office:value="1.09284710310374" calcext:value-type="float">
            <text:p>1.0928471031</text:p>
          </table:table-cell>
          <table:table-cell office:value-type="float" office:value="0.922771333973151" calcext:value-type="float">
            <text:p>0.922771334</text:p>
          </table:table-cell>
          <table:table-cell office:value-type="float" office:value="1.04306333492115" calcext:value-type="float">
            <text:p>1.0430633349</text:p>
          </table:table-cell>
          <table:table-cell office:value-type="float" office:value="1.07305186043838" calcext:value-type="float">
            <text:p>1.0730518604</text:p>
          </table:table-cell>
          <table:table-cell office:value-type="float" office:value="0.978918864378184" calcext:value-type="float">
            <text:p>0.9789188644</text:p>
          </table:table-cell>
          <table:table-cell office:value-type="float" office:value="1.10670095714551" calcext:value-type="float">
            <text:p>1.1067009571</text:p>
          </table:table-cell>
          <table:table-cell office:value-type="float" office:value="91.55" calcext:value-type="float">
            <text:p>91.55</text:p>
          </table:table-cell>
          <table:table-cell office:value-type="float" office:value="0" calcext:value-type="float">
            <text:p>0</text:p>
          </table:table-cell>
          <table:table-cell office:value-type="float" office:value="878.119957454835" calcext:value-type="float">
            <text:p>878.1199574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9962314888904" calcext:value-type="float">
            <text:p>1.1996231489</text:p>
          </table:table-cell>
          <table:table-cell office:value-type="float" office:value="1.1880782705209" calcext:value-type="float">
            <text:p>1.1880782705</text:p>
          </table:table-cell>
          <table:table-cell office:value-type="float" office:value="1.26993427397498" calcext:value-type="float">
            <text:p>1.269934274</text:p>
          </table:table-cell>
          <table:table-cell office:value-type="float" office:value="1.13683027386235" calcext:value-type="float">
            <text:p>1.1368302739</text:p>
          </table:table-cell>
          <table:table-cell office:value-type="float" office:value="1.097465054451" calcext:value-type="float">
            <text:p>1.0974650545</text:p>
          </table:table-cell>
          <table:table-cell office:value-type="float" office:value="0.917843641986752" calcext:value-type="float">
            <text:p>0.917843642</text:p>
          </table:table-cell>
          <table:table-cell office:value-type="float" office:value="1.11261418752919" calcext:value-type="float">
            <text:p>1.1126141875</text:p>
          </table:table-cell>
          <table:table-cell office:value-type="float" office:value="85.63" calcext:value-type="float">
            <text:p>85.63</text:p>
          </table:table-cell>
          <table:table-cell office:value-type="float" office:value="0" calcext:value-type="float">
            <text:p>0</text:p>
          </table:table-cell>
          <table:table-cell office:value-type="float" office:value="1694.9211163786" calcext:value-type="float">
            <text:p>1694.92111637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5475698265687" calcext:value-type="float">
            <text:p>1.2547569827</text:p>
          </table:table-cell>
          <table:table-cell office:value-type="float" office:value="1.28536498945239" calcext:value-type="float">
            <text:p>1.2853649895</text:p>
          </table:table-cell>
          <table:table-cell office:value-type="float" office:value="1.3285878877331" calcext:value-type="float">
            <text:p>1.3285878877</text:p>
          </table:table-cell>
          <table:table-cell office:value-type="float" office:value="1.08431515640729" calcext:value-type="float">
            <text:p>1.0843151564</text:p>
          </table:table-cell>
          <table:table-cell office:value-type="float" office:value="1.03917749781187" calcext:value-type="float">
            <text:p>1.0391774978</text:p>
          </table:table-cell>
          <table:table-cell office:value-type="float" office:value="1.05320030129317" calcext:value-type="float">
            <text:p>1.0532003013</text:p>
          </table:table-cell>
          <table:table-cell office:value-type="float" office:value="1.02307098457632" calcext:value-type="float">
            <text:p>1.0230709846</text:p>
          </table:table-cell>
          <table:table-cell office:value-type="float" office:value="82.31" calcext:value-type="float">
            <text:p>82.31</text:p>
          </table:table-cell>
          <table:table-cell office:value-type="float" office:value="0" calcext:value-type="float">
            <text:p>0</text:p>
          </table:table-cell>
          <table:table-cell office:value-type="float" office:value="1688.84864606906" calcext:value-type="float">
            <text:p>1688.84864606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6677257293571" calcext:value-type="float">
            <text:p>1.0667725729</text:p>
          </table:table-cell>
          <table:table-cell office:value-type="float" office:value="1.08594833432278" calcext:value-type="float">
            <text:p>1.0859483343</text:p>
          </table:table-cell>
          <table:table-cell office:value-type="float" office:value="1.01146978972834" calcext:value-type="float">
            <text:p>1.0114697897</text:p>
          </table:table-cell>
          <table:table-cell office:value-type="float" office:value="1.05635402416446" calcext:value-type="float">
            <text:p>1.0563540242</text:p>
          </table:table-cell>
          <table:table-cell office:value-type="float" office:value="1.08713098039952" calcext:value-type="float">
            <text:p>1.0871309804</text:p>
          </table:table-cell>
          <table:table-cell office:value-type="float" office:value="1.11368420064623" calcext:value-type="float">
            <text:p>1.1136842006</text:p>
          </table:table-cell>
          <table:table-cell office:value-type="float" office:value="1.05122922449861" calcext:value-type="float">
            <text:p>1.0512292245</text:p>
          </table:table-cell>
          <table:table-cell office:value-type="float" office:value="90.72" calcext:value-type="float">
            <text:p>90.72</text:p>
          </table:table-cell>
          <table:table-cell office:value-type="float" office:value="0" calcext:value-type="float">
            <text:p>0</text:p>
          </table:table-cell>
          <table:table-cell office:value-type="float" office:value="1420.64214553288" calcext:value-type="float">
            <text:p>1420.64214553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3129319063363" calcext:value-type="float">
            <text:p>1.0312931906</text:p>
          </table:table-cell>
          <table:table-cell office:value-type="float" office:value="1.0987321752475" calcext:value-type="float">
            <text:p>1.0987321752</text:p>
          </table:table-cell>
          <table:table-cell office:value-type="float" office:value="1.0787679831426" calcext:value-type="float">
            <text:p>1.0787679831</text:p>
          </table:table-cell>
          <table:table-cell office:value-type="float" office:value="1.083695675129" calcext:value-type="float">
            <text:p>1.0836956751</text:p>
          </table:table-cell>
          <table:table-cell office:value-type="float" office:value="1.05624139120477" calcext:value-type="float">
            <text:p>1.0562413912</text:p>
          </table:table-cell>
          <table:table-cell office:value-type="float" office:value="1.14105400985069" calcext:value-type="float">
            <text:p>1.1410540099</text:p>
          </table:table-cell>
          <table:table-cell office:value-type="float" office:value="1.14113848457046" calcext:value-type="float">
            <text:p>1.1411384846</text:p>
          </table:table-cell>
          <table:table-cell office:value-type="float" office:value="84.45" calcext:value-type="float">
            <text:p>84.45</text:p>
          </table:table-cell>
          <table:table-cell office:value-type="float" office:value="0" calcext:value-type="float">
            <text:p>0</text:p>
          </table:table-cell>
          <table:table-cell office:value-type="float" office:value="804.280548992799" calcext:value-type="float">
            <text:p>804.28054899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81427199452296" calcext:value-type="float">
            <text:p>0.0281427199</text:p>
          </table:table-cell>
          <table:table-cell office:value-type="float" office:value="0.0000919178824655497" calcext:value-type="float">
            <text:p>9.19178824655497E-005</text:p>
          </table:table-cell>
          <table:table-cell office:value-type="float" office:value="1.23468015759228" calcext:value-type="float">
            <text:p>1.2346801576</text:p>
          </table:table-cell>
          <table:table-cell office:value-type="float" office:value="1.17194359904544" calcext:value-type="float">
            <text:p>1.171943599</text:p>
          </table:table-cell>
          <table:table-cell office:value-type="float" office:value="1.20736666486767" calcext:value-type="float">
            <text:p>1.2073666649</text:p>
          </table:table-cell>
          <table:table-cell office:value-type="float" office:value="1.19187963291041" calcext:value-type="float">
            <text:p>1.1918796329</text:p>
          </table:table-cell>
          <table:table-cell office:value-type="float" office:value="1.19418860858404" calcext:value-type="float">
            <text:p>1.1941886086</text:p>
          </table:table-cell>
          <table:table-cell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85.34111934272" calcext:value-type="float">
            <text:p>85.34111934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4189875704836" calcext:value-type="float">
            <text:p>1.141898757</text:p>
          </table:table-cell>
          <table:table-cell office:value-type="float" office:value="1.17428073295899" calcext:value-type="float">
            <text:p>1.174280733</text:p>
          </table:table-cell>
          <table:table-cell office:value-type="float" office:value="1.11199470625089" calcext:value-type="float">
            <text:p>1.1119947063</text:p>
          </table:table-cell>
          <table:table-cell office:value-type="float" office:value="1.14626328423631" calcext:value-type="float">
            <text:p>1.1462632842</text:p>
          </table:table-cell>
          <table:table-cell office:value-type="float" office:value="1.10106930916105" calcext:value-type="float">
            <text:p>1.1010693092</text:p>
          </table:table-cell>
          <table:table-cell office:value-type="float" office:value="1.13162099947673" calcext:value-type="float">
            <text:p>1.1316209995</text:p>
          </table:table-cell>
          <table:table-cell office:value-type="float" office:value="1.17070463648886" calcext:value-type="float">
            <text:p>1.1707046365</text:p>
          </table:table-cell>
          <table:table-cell office:value-type="float" office:value="79.92" calcext:value-type="float">
            <text:p>79.92</text:p>
          </table:table-cell>
          <table:table-cell office:value-type="float" office:value="0" calcext:value-type="float">
            <text:p>0</text:p>
          </table:table-cell>
          <table:table-cell office:value-type="float" office:value="1309.06617360224" calcext:value-type="float">
            <text:p>1309.06617360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27306066633516" calcext:value-type="float">
            <text:p>0.9273060666</text:p>
          </table:table-cell>
          <table:table-cell office:value-type="float" office:value="1.06445798110393" calcext:value-type="float">
            <text:p>1.0644579811</text:p>
          </table:table-cell>
          <table:table-cell office:value-type="float" office:value="1.05560044753854" calcext:value-type="float">
            <text:p>1.0556004475</text:p>
          </table:table-cell>
          <table:table-cell office:value-type="float" office:value="1.08714569865738" calcext:value-type="float">
            <text:p>1.0871456987</text:p>
          </table:table-cell>
          <table:table-cell office:value-type="float" office:value="1.08099204375932" calcext:value-type="float">
            <text:p>1.0809920438</text:p>
          </table:table-cell>
          <table:table-cell office:value-type="float" office:value="1.06610517155644" calcext:value-type="float">
            <text:p>1.0661051716</text:p>
          </table:table-cell>
          <table:table-cell office:value-type="float" office:value="1.05227498756837" calcext:value-type="float">
            <text:p>1.0522749876</text:p>
          </table:table-cell>
          <table:table-cell office:value-type="float" office:value="78.75" calcext:value-type="float">
            <text:p>78.75</text:p>
          </table:table-cell>
          <table:table-cell office:value-type="float" office:value="0" calcext:value-type="float">
            <text:p>0</text:p>
          </table:table-cell>
          <table:table-cell office:value-type="float" office:value="514.798450680248" calcext:value-type="float">
            <text:p>514.79845068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27477001491795" calcext:value-type="float">
            <text:p>1.2747700149</text:p>
          </table:table-cell>
          <table:table-cell office:value-type="float" office:value="1.11402909000497" calcext:value-type="float">
            <text:p>1.11402909</text:p>
          </table:table-cell>
          <table:table-cell office:value-type="float" office:value="0.903623818995525" calcext:value-type="float">
            <text:p>0.903623819</text:p>
          </table:table-cell>
          <table:table-cell office:value-type="float" office:value="1.00882645450025" calcext:value-type="float">
            <text:p>1.0088264545</text:p>
          </table:table-cell>
          <table:table-cell office:value-type="float" office:value="0.980544505221283" calcext:value-type="float">
            <text:p>0.9805445052</text:p>
          </table:table-cell>
          <table:table-cell office:value-type="float" office:value="0.922582048731974" calcext:value-type="float">
            <text:p>0.9225820487</text:p>
          </table:table-cell>
          <table:table-cell office:value-type="float" office:value="0.96749129786176" calcext:value-type="float">
            <text:p>0.9674912979</text:p>
          </table:table-cell>
          <table:table-cell office:value-type="float" office:value="72.26" calcext:value-type="float">
            <text:p>72.26</text:p>
          </table:table-cell>
          <table:table-cell office:value-type="float" office:value="0" calcext:value-type="float">
            <text:p>0</text:p>
          </table:table-cell>
          <table:table-cell office:value-type="float" office:value="1198.3815978798" calcext:value-type="float">
            <text:p>1198.38159787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4705370462456" calcext:value-type="float">
            <text:p>1.0470537046</text:p>
          </table:table-cell>
          <table:table-cell office:value-type="float" office:value="0.97417329686723" calcext:value-type="float">
            <text:p>0.9741732969</text:p>
          </table:table-cell>
          <table:table-cell office:value-type="float" office:value="0.926777722526106" calcext:value-type="float">
            <text:p>0.9267777225</text:p>
          </table:table-cell>
          <table:table-cell office:value-type="float" office:value="0.996084037792143" calcext:value-type="float">
            <text:p>0.9960840378</text:p>
          </table:table-cell>
          <table:table-cell office:value-type="float" office:value="0.929512680258578" calcext:value-type="float">
            <text:p>0.9295126803</text:p>
          </table:table-cell>
          <table:table-cell office:value-type="float" office:value="0.973396320238687" calcext:value-type="float">
            <text:p>0.9733963202</text:p>
          </table:table-cell>
          <table:table-cell office:value-type="float" office:value="0.9664035305818" calcext:value-type="float">
            <text:p>0.9664035306</text:p>
          </table:table-cell>
          <table:table-cell office:value-type="float" office:value="84.76" calcext:value-type="float">
            <text:p>84.76</text:p>
          </table:table-cell>
          <table:table-cell office:value-type="float" office:value="0" calcext:value-type="float">
            <text:p>0</text:p>
          </table:table-cell>
          <table:table-cell office:value-type="float" office:value="1556.33690531806" calcext:value-type="float">
            <text:p>1556.33690531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0534559920438" calcext:value-type="float">
            <text:p>1.0053455992</text:p>
          </table:table-cell>
          <table:table-cell office:value-type="float" office:value="0.937189209348583" calcext:value-type="float">
            <text:p>0.9371892093</text:p>
          </table:table-cell>
          <table:table-cell office:value-type="float" office:value="0.874347339632024" calcext:value-type="float">
            <text:p>0.8743473396</text:p>
          </table:table-cell>
          <table:table-cell office:value-type="float" office:value="0.947507458975634" calcext:value-type="float">
            <text:p>0.947507459</text:p>
          </table:table-cell>
          <table:table-cell office:value-type="float" office:value="1.03048856290403" calcext:value-type="float">
            <text:p>1.0304885629</text:p>
          </table:table-cell>
          <table:table-cell office:value-type="float" office:value="0.995617851815018" calcext:value-type="float">
            <text:p>0.9956178518</text:p>
          </table:table-cell>
          <table:table-cell office:value-type="float" office:value="1.02996021879662" calcext:value-type="float">
            <text:p>1.0299602188</text:p>
          </table:table-cell>
          <table:table-cell office:value-type="float" office:value="68.47" calcext:value-type="float">
            <text:p>68.47</text:p>
          </table:table-cell>
          <table:table-cell office:value-type="float" office:value="0" calcext:value-type="float">
            <text:p>0</text:p>
          </table:table-cell>
          <table:table-cell office:value-type="float" office:value="1111.38133293469" calcext:value-type="float">
            <text:p>1111.38133293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3669816011934" calcext:value-type="float">
            <text:p>0.923669816</text:p>
          </table:table-cell>
          <table:table-cell office:value-type="float" office:value="0.874409497762307" calcext:value-type="float">
            <text:p>0.8744094978</text:p>
          </table:table-cell>
          <table:table-cell office:value-type="float" office:value="0.833447289905519" calcext:value-type="float">
            <text:p>0.8334472899</text:p>
          </table:table-cell>
          <table:table-cell office:value-type="float" office:value="0.985206364992541" calcext:value-type="float">
            <text:p>0.985206365</text:p>
          </table:table-cell>
          <table:table-cell office:value-type="float" office:value="1.04403903530582" calcext:value-type="float">
            <text:p>1.0440390353</text:p>
          </table:table-cell>
          <table:table-cell office:value-type="float" office:value="1.05202635504724" calcext:value-type="float">
            <text:p>1.052026355</text:p>
          </table:table-cell>
          <table:table-cell office:value-type="float" office:value="0.984367230233714" calcext:value-type="float">
            <text:p>0.9843672302</text:p>
          </table:table-cell>
          <table:table-cell office:value-type="float" office:value="84.74" calcext:value-type="float">
            <text:p>84.74</text:p>
          </table:table-cell>
          <table:table-cell office:value-type="float" office:value="0" calcext:value-type="float">
            <text:p>0</text:p>
          </table:table-cell>
          <table:table-cell office:value-type="float" office:value="922.393131035823" calcext:value-type="float">
            <text:p>922.39313103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1660865241174" calcext:value-type="float">
            <text:p>1.1166086524</text:p>
          </table:table-cell>
          <table:table-cell office:value-type="float" office:value="1.2608776727996" calcext:value-type="float">
            <text:p>1.2608776728</text:p>
          </table:table-cell>
          <table:table-cell office:value-type="float" office:value="0.998818995524614" calcext:value-type="float">
            <text:p>0.9988189955</text:p>
          </table:table-cell>
          <table:table-cell office:value-type="float" office:value="1.00680631526604" calcext:value-type="float">
            <text:p>1.0068063153</text:p>
          </table:table-cell>
          <table:table-cell office:value-type="float" office:value="1.06119467926405" calcext:value-type="float">
            <text:p>1.0611946793</text:p>
          </table:table-cell>
          <table:table-cell office:value-type="float" office:value="0.985050969666832" calcext:value-type="float">
            <text:p>0.9850509697</text:p>
          </table:table-cell>
          <table:table-cell office:value-type="float" office:value="1.07953132769766" calcext:value-type="float">
            <text:p>1.0795313277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1163.2868915854" calcext:value-type="float">
            <text:p>1163.28689158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260753356539035" calcext:value-type="float">
            <text:p>-0.2607533565</text:p>
          </table:table-cell>
          <table:table-cell office:value-type="float" office:value="1.13879910492292" calcext:value-type="float">
            <text:p>1.1387991049</text:p>
          </table:table-cell>
          <table:table-cell office:value-type="float" office:value="1.0855917454003" calcext:value-type="float">
            <text:p>1.0855917454</text:p>
          </table:table-cell>
          <table:table-cell office:value-type="float" office:value="0.970847836897066" calcext:value-type="float">
            <text:p>0.9708478369</text:p>
          </table:table-cell>
          <table:table-cell office:value-type="float" office:value="1.01442068622576" calcext:value-type="float">
            <text:p>1.0144206862</text:p>
          </table:table-cell>
          <table:table-cell office:value-type="float" office:value="1.02001491795127" calcext:value-type="float">
            <text:p>1.020014918</text:p>
          </table:table-cell>
          <table:table-cell office:value-type="float" office:value="0.999409497762307" calcext:value-type="float">
            <text:p>0.9994094978</text:p>
          </table:table-cell>
          <table:table-cell office:value-type="float" office:value="89.69" calcext:value-type="float">
            <text:p>89.69</text:p>
          </table:table-cell>
          <table:table-cell office:value-type="float" office:value="0" calcext:value-type="float">
            <text:p>0</text:p>
          </table:table-cell>
          <table:table-cell office:value-type="float" office:value="217.910968832367" calcext:value-type="float">
            <text:p>217.91096883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6732347091" calcext:value-type="float">
            <text:p>1.3673234709</text:p>
          </table:table-cell>
          <table:table-cell office:value-type="float" office:value="1.2355482347091" calcext:value-type="float">
            <text:p>1.2355482347</text:p>
          </table:table-cell>
          <table:table-cell office:value-type="float" office:value="1.12459597215316" calcext:value-type="float">
            <text:p>1.1245959722</text:p>
          </table:table-cell>
          <table:table-cell office:value-type="float" office:value="1.06299726504227" calcext:value-type="float">
            <text:p>1.062997265</text:p>
          </table:table-cell>
          <table:table-cell office:value-type="float" office:value="1.1124129786176" calcext:value-type="float">
            <text:p>1.1124129786</text:p>
          </table:table-cell>
          <table:table-cell office:value-type="float" office:value="0.999502734957733" calcext:value-type="float">
            <text:p>0.999502735</text:p>
          </table:table-cell>
          <table:table-cell office:value-type="float" office:value="1.0082670313277" calcext:value-type="float">
            <text:p>1.0082670313</text:p>
          </table:table-cell>
          <table:table-cell office:value-type="float" office:value="89.55" calcext:value-type="float">
            <text:p>89.55</text:p>
          </table:table-cell>
          <table:table-cell office:value-type="float" office:value="0" calcext:value-type="float">
            <text:p>0</text:p>
          </table:table-cell>
          <table:table-cell office:value-type="float" office:value="1829.33122822216" calcext:value-type="float">
            <text:p>1829.33122822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3294070114371" calcext:value-type="float">
            <text:p>1.3294070114</text:p>
          </table:table-cell>
          <table:table-cell office:value-type="float" office:value="1.25177150671308" calcext:value-type="float">
            <text:p>1.2517715067</text:p>
          </table:table-cell>
          <table:table-cell office:value-type="float" office:value="1.19374689209349" calcext:value-type="float">
            <text:p>1.1937468921</text:p>
          </table:table-cell>
          <table:table-cell office:value-type="float" office:value="1.03664221780209" calcext:value-type="float">
            <text:p>1.0366422178</text:p>
          </table:table-cell>
          <table:table-cell office:value-type="float" office:value="1.06896444554948" calcext:value-type="float">
            <text:p>1.0689644455</text:p>
          </table:table-cell>
          <table:table-cell office:value-type="float" office:value="1.0007458975634" calcext:value-type="float">
            <text:p>1.0007458976</text:p>
          </table:table-cell>
          <table:table-cell office:value-type="float" office:value="0.950553207359522" calcext:value-type="float">
            <text:p>0.9505532074</text:p>
          </table:table-cell>
          <table:table-cell office:value-type="float" office:value="86.52" calcext:value-type="float">
            <text:p>86.52</text:p>
          </table:table-cell>
          <table:table-cell office:value-type="float" office:value="0" calcext:value-type="float">
            <text:p>0</text:p>
          </table:table-cell>
          <table:table-cell office:value-type="float" office:value="1751.60055172859" calcext:value-type="float">
            <text:p>1751.60055172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6921307807061" calcext:value-type="float">
            <text:p>1.0692130781</text:p>
          </table:table-cell>
          <table:table-cell office:value-type="float" office:value="1.06330805569368" calcext:value-type="float">
            <text:p>1.0633080557</text:p>
          </table:table-cell>
          <table:table-cell office:value-type="float" office:value="1.156141223272" calcext:value-type="float">
            <text:p>1.1561412233</text:p>
          </table:table-cell>
          <table:table-cell office:value-type="float" office:value="1.09429388363998" calcext:value-type="float">
            <text:p>1.0942938836</text:p>
          </table:table-cell>
          <table:table-cell office:value-type="float" office:value="1.07169940328195" calcext:value-type="float">
            <text:p>1.0716994033</text:p>
          </table:table-cell>
          <table:table-cell office:value-type="float" office:value="1.04301342615614" calcext:value-type="float">
            <text:p>1.0430134262</text:p>
          </table:table-cell>
          <table:table-cell office:value-type="float" office:value="1.01093983092989" calcext:value-type="float">
            <text:p>1.0109398309</text:p>
          </table:table-cell>
          <table:table-cell office:value-type="float" office:value="80.23" calcext:value-type="float">
            <text:p>80.23</text:p>
          </table:table-cell>
          <table:table-cell office:value-type="float" office:value="0" calcext:value-type="float">
            <text:p>0</text:p>
          </table:table-cell>
          <table:table-cell office:value-type="float" office:value="1259.65872840523" calcext:value-type="float">
            <text:p>1259.65872840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4668075584286" calcext:value-type="float">
            <text:p>1.0466807558</text:p>
          </table:table-cell>
          <table:table-cell office:value-type="float" office:value="1.0426093983093" calcext:value-type="float">
            <text:p>1.0426093983</text:p>
          </table:table-cell>
          <table:table-cell office:value-type="float" office:value="1.09600323222277" calcext:value-type="float">
            <text:p>1.0960032322</text:p>
          </table:table-cell>
          <table:table-cell office:value-type="float" office:value="1.02523620089508" calcext:value-type="float">
            <text:p>1.0252362009</text:p>
          </table:table-cell>
          <table:table-cell office:value-type="float" office:value="1.0711399801094" calcext:value-type="float">
            <text:p>1.0711399801</text:p>
          </table:table-cell>
          <table:table-cell office:value-type="float" office:value="0.782104674291397" calcext:value-type="float">
            <text:p>0.7821046743</text:p>
          </table:table-cell>
          <table:table-cell office:value-type="float" office:value="1.04549975136748" calcext:value-type="float">
            <text:p>1.0454997514</text:p>
          </table:table-cell>
          <table:table-cell office:value-type="float" office:value="91.53" calcext:value-type="float">
            <text:p>91.53</text:p>
          </table:table-cell>
          <table:table-cell office:value-type="float" office:value="0" calcext:value-type="float">
            <text:p>0</text:p>
          </table:table-cell>
          <table:table-cell office:value-type="float" office:value="1455.74671324601" calcext:value-type="float">
            <text:p>1455.7467132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22398682247638" calcext:value-type="float">
            <text:p>-0.2239868225</text:p>
          </table:table-cell>
          <table:table-cell office:value-type="float" office:value="0.885753356539035" calcext:value-type="float">
            <text:p>0.8857533565</text:p>
          </table:table-cell>
          <table:table-cell office:value-type="float" office:value="1.23119716558926" calcext:value-type="float">
            <text:p>1.2311971656</text:p>
          </table:table-cell>
          <table:table-cell office:value-type="float" office:value="1.22964321233217" calcext:value-type="float">
            <text:p>1.2296432123</text:p>
          </table:table-cell>
          <table:table-cell office:value-type="float" office:value="1.0744965191447" calcext:value-type="float">
            <text:p>1.0744965191</text:p>
          </table:table-cell>
          <table:table-cell office:value-type="float" office:value="0.848831427150671" calcext:value-type="float">
            <text:p>0.8488314272</text:p>
          </table:table-cell>
          <table:table-cell office:value-type="float" office:value="0.994903033316758" calcext:value-type="float">
            <text:p>0.9949030333</text:p>
          </table:table-cell>
          <table:table-cell office:value-type="float" office:value="93.11" calcext:value-type="float">
            <text:p>93.11</text:p>
          </table:table-cell>
          <table:table-cell office:value-type="float" office:value="1" calcext:value-type="float">
            <text:p>1</text:p>
          </table:table-cell>
          <table:table-cell office:value-type="float" office:value="159.914759660999" calcext:value-type="float">
            <text:p>159.914759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98715407471142" calcext:value-type="float">
            <text:p>0.4987154075</text:p>
          </table:table-cell>
          <table:table-cell office:value-type="float" office:value="0.765355805996374" calcext:value-type="float">
            <text:p>0.765355806</text:p>
          </table:table-cell>
          <table:table-cell office:value-type="float" office:value="0.895431353707226" calcext:value-type="float">
            <text:p>0.8954313537</text:p>
          </table:table-cell>
          <table:table-cell office:value-type="float" office:value="0.861368543364547" calcext:value-type="float">
            <text:p>0.8613685434</text:p>
          </table:table-cell>
          <table:table-cell office:value-type="float" office:value="0.979140951362392" calcext:value-type="float">
            <text:p>0.9791409514</text:p>
          </table:table-cell>
          <table:table-cell office:value-type="float" office:value="0.994580185512048" calcext:value-type="float">
            <text:p>0.9945801855</text:p>
          </table:table-cell>
          <table:table-cell office:value-type="float" office:value="0.921388566121335" calcext:value-type="float">
            <text:p>0.9213885661</text:p>
          </table:table-cell>
          <table:table-cell office:value-type="float" office:value="90.57" calcext:value-type="float">
            <text:p>90.57</text:p>
          </table:table-cell>
          <table:table-cell office:value-type="float" office:value="0" calcext:value-type="float">
            <text:p>0</text:p>
          </table:table-cell>
          <table:table-cell office:value-type="float" office:value="457.201891657162" calcext:value-type="float">
            <text:p>457.20189165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85030375889063" calcext:value-type="float">
            <text:p>0.5850303759</text:p>
          </table:table-cell>
          <table:table-cell office:value-type="float" office:value="1.01865574126417" calcext:value-type="float">
            <text:p>1.0186557413</text:p>
          </table:table-cell>
          <table:table-cell office:value-type="float" office:value="1.01556789443424" calcext:value-type="float">
            <text:p>1.0155678944</text:p>
          </table:table-cell>
          <table:table-cell office:value-type="float" office:value="0.984834168955077" calcext:value-type="float">
            <text:p>0.984834169</text:p>
          </table:table-cell>
          <table:table-cell office:value-type="float" office:value="0.972024429371535" calcext:value-type="float">
            <text:p>0.9720244294</text:p>
          </table:table-cell>
          <table:table-cell office:value-type="float" office:value="1.02017554087577" calcext:value-type="float">
            <text:p>1.0201755409</text:p>
          </table:table-cell>
          <table:table-cell office:value-type="float" office:value="0.967826887587097" calcext:value-type="float">
            <text:p>0.9678268876</text:p>
          </table:table-cell>
          <table:table-cell office:value-type="float" office:value="86.55" calcext:value-type="float">
            <text:p>86.55</text:p>
          </table:table-cell>
          <table:table-cell office:value-type="float" office:value="0" calcext:value-type="float">
            <text:p>0</text:p>
          </table:table-cell>
          <table:table-cell office:value-type="float" office:value="360.665561338556" calcext:value-type="float">
            <text:p>360.66556133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23663038714684" calcext:value-type="float">
            <text:p>0.8236630387</text:p>
          </table:table-cell>
          <table:table-cell office:value-type="float" office:value="1.04362387774056" calcext:value-type="float">
            <text:p>1.0436238777</text:p>
          </table:table-cell>
          <table:table-cell office:value-type="float" office:value="1.01281778085133" calcext:value-type="float">
            <text:p>1.0128177809</text:p>
          </table:table-cell>
          <table:table-cell office:value-type="float" office:value="0.977404037520556" calcext:value-type="float">
            <text:p>0.9774040375</text:p>
          </table:table-cell>
          <table:table-cell office:value-type="float" office:value="0.946887426271626" calcext:value-type="float">
            <text:p>0.9468874263</text:p>
          </table:table-cell>
          <table:table-cell office:value-type="float" office:value="1.00003216507115" calcext:value-type="float">
            <text:p>1.0000321651</text:p>
          </table:table-cell>
          <table:table-cell office:value-type="float" office:value="0.983073131309882" calcext:value-type="float">
            <text:p>0.9830731313</text:p>
          </table:table-cell>
          <table:table-cell office:value-type="float" office:value="81.86" calcext:value-type="float">
            <text:p>81.86</text:p>
          </table:table-cell>
          <table:table-cell office:value-type="float" office:value="0" calcext:value-type="float">
            <text:p>0</text:p>
          </table:table-cell>
          <table:table-cell office:value-type="float" office:value="391.129941802911" calcext:value-type="float">
            <text:p>391.12994180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13965269764431" calcext:value-type="float">
            <text:p>0.8139652698</text:p>
          </table:table-cell>
          <table:table-cell office:value-type="float" office:value="0.982542407635988" calcext:value-type="float">
            <text:p>0.9825424076</text:p>
          </table:table-cell>
          <table:table-cell office:value-type="float" office:value="0.981094979434458" calcext:value-type="float">
            <text:p>0.9810949794</text:p>
          </table:table-cell>
          <table:table-cell office:value-type="float" office:value="0.973978457443601" calcext:value-type="float">
            <text:p>0.9739784574</text:p>
          </table:table-cell>
          <table:table-cell office:value-type="float" office:value="1.01141860025652" calcext:value-type="float">
            <text:p>1.0114186003</text:p>
          </table:table-cell>
          <table:table-cell office:value-type="float" office:value="0.932051287205941" calcext:value-type="float">
            <text:p>0.9320512872</text:p>
          </table:table-cell>
          <table:table-cell office:value-type="float" office:value="1.00980230543147" calcext:value-type="float">
            <text:p>1.0098023054</text:p>
          </table:table-cell>
          <table:table-cell office:value-type="float" office:value="72.97" calcext:value-type="float">
            <text:p>72.97</text:p>
          </table:table-cell>
          <table:table-cell office:value-type="float" office:value="0" calcext:value-type="float">
            <text:p>0</text:p>
          </table:table-cell>
          <table:table-cell office:value-type="float" office:value="415.425369207744" calcext:value-type="float">
            <text:p>415.42536920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4024654527033" calcext:value-type="float">
            <text:p>1.0402465453</text:p>
          </table:table-cell>
          <table:table-cell office:value-type="float" office:value="1.14807994628433" calcext:value-type="float">
            <text:p>1.1480799463</text:p>
          </table:table-cell>
          <table:table-cell office:value-type="float" office:value="1.06099301615893" calcext:value-type="float">
            <text:p>1.0609930162</text:p>
          </table:table-cell>
          <table:table-cell office:value-type="float" office:value="1.02934258615213" calcext:value-type="float">
            <text:p>1.0293425862</text:p>
          </table:table-cell>
          <table:table-cell office:value-type="float" office:value="0.998753603493127" calcext:value-type="float">
            <text:p>0.9987536035</text:p>
          </table:table-cell>
          <table:table-cell office:value-type="float" office:value="0.98975542484028" calcext:value-type="float">
            <text:p>0.9897554248</text:p>
          </table:table-cell>
          <table:table-cell office:value-type="float" office:value="1.02142997865043" calcext:value-type="float">
            <text:p>1.0214299787</text:p>
          </table:table-cell>
          <table:table-cell office:value-type="float" office:value="88.94" calcext:value-type="float">
            <text:p>88.94</text:p>
          </table:table-cell>
          <table:table-cell office:value-type="float" office:value="0" calcext:value-type="float">
            <text:p>0</text:p>
          </table:table-cell>
          <table:table-cell office:value-type="float" office:value="1456.7522170259" calcext:value-type="float">
            <text:p>1456.75221702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49547879718717" calcext:value-type="float">
            <text:p>0.8495478797</text:p>
          </table:table-cell>
          <table:table-cell office:value-type="float" office:value="0.975353514235054" calcext:value-type="float">
            <text:p>0.9753535142</text:p>
          </table:table-cell>
          <table:table-cell office:value-type="float" office:value="0.969443182412139" calcext:value-type="float">
            <text:p>0.9694431824</text:p>
          </table:table-cell>
          <table:table-cell office:value-type="float" office:value="0.947369902338803" calcext:value-type="float">
            <text:p>0.9473699023</text:p>
          </table:table-cell>
          <table:table-cell office:value-type="float" office:value="0.947128664305214" calcext:value-type="float">
            <text:p>0.9471286643</text:p>
          </table:table-cell>
          <table:table-cell office:value-type="float" office:value="0.982952512293088" calcext:value-type="float">
            <text:p>0.9829525123</text:p>
          </table:table-cell>
          <table:table-cell office:value-type="float" office:value="1.00273403104734" calcext:value-type="float">
            <text:p>1.002734031</text:p>
          </table:table-cell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</text:p>
          </table:table-cell>
          <table:table-cell office:value-type="float" office:value="483.921319167623" calcext:value-type="float">
            <text:p>483.92131916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26823256954691" calcext:value-type="float">
            <text:p>0.826823257</text:p>
          </table:table-cell>
          <table:table-cell office:value-type="float" office:value="0.984399940494618" calcext:value-type="float">
            <text:p>0.9843999405</text:p>
          </table:table-cell>
          <table:table-cell office:value-type="float" office:value="0.938757704539698" calcext:value-type="float">
            <text:p>0.9387577045</text:p>
          </table:table-cell>
          <table:table-cell office:value-type="float" office:value="0.882187385663224" calcext:value-type="float">
            <text:p>0.8821873857</text:p>
          </table:table-cell>
          <table:table-cell office:value-type="float" office:value="0.925658479315849" calcext:value-type="float">
            <text:p>0.9256584793</text:p>
          </table:table-cell>
          <table:table-cell office:value-type="float" office:value="0.883079966387501" calcext:value-type="float">
            <text:p>0.8830799664</text:p>
          </table:table-cell>
          <table:table-cell office:value-type="float" office:value="0.954124567279277" calcext:value-type="float">
            <text:p>0.9541245673</text:p>
          </table:table-cell>
          <table:table-cell office:value-type="float" office:value="88.79" calcext:value-type="float">
            <text:p>88.79</text:p>
          </table:table-cell>
          <table:table-cell office:value-type="float" office:value="0" calcext:value-type="float">
            <text:p>0</text:p>
          </table:table-cell>
          <table:table-cell office:value-type="float" office:value="452.852449876582" calcext:value-type="float">
            <text:p>452.85244987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93977090428077" calcext:value-type="float">
            <text:p>0.9939770904</text:p>
          </table:table-cell>
          <table:table-cell office:value-type="float" office:value="1.03392610879031" calcext:value-type="float">
            <text:p>1.0339261088</text:p>
          </table:table-cell>
          <table:table-cell office:value-type="float" office:value="0.974557428724213" calcext:value-type="float">
            <text:p>0.9745574287</text:p>
          </table:table-cell>
          <table:table-cell office:value-type="float" office:value="0.94700804528842" calcext:value-type="float">
            <text:p>0.9470080453</text:p>
          </table:table-cell>
          <table:table-cell office:value-type="float" office:value="0.989031710739515" calcext:value-type="float">
            <text:p>0.9890317107</text:p>
          </table:table-cell>
          <table:table-cell office:value-type="float" office:value="0.985847368696149" calcext:value-type="float">
            <text:p>0.9858473687</text:p>
          </table:table-cell>
          <table:table-cell office:value-type="float" office:value="1.01371036157561" calcext:value-type="float">
            <text:p>1.0137103616</text:p>
          </table:table-cell>
          <table:table-cell office:value-type="float" office:value="68.01" calcext:value-type="float">
            <text:p>68.01</text:p>
          </table:table-cell>
          <table:table-cell office:value-type="float" office:value="0" calcext:value-type="float">
            <text:p>0</text:p>
          </table:table-cell>
          <table:table-cell office:value-type="float" office:value="1121.68481458447" calcext:value-type="float">
            <text:p>1121.68481458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39295263291211" calcext:value-type="float">
            <text:p>0.8392952633</text:p>
          </table:table-cell>
          <table:table-cell office:value-type="float" office:value="0.892247011663859" calcext:value-type="float">
            <text:p>0.8922470117</text:p>
          </table:table-cell>
          <table:table-cell office:value-type="float" office:value="0.946236083580937" calcext:value-type="float">
            <text:p>0.9462360836</text:p>
          </table:table-cell>
          <table:table-cell office:value-type="float" office:value="0.982880140883012" calcext:value-type="float">
            <text:p>0.9828801409</text:p>
          </table:table-cell>
          <table:table-cell office:value-type="float" office:value="0.93518738164259" calcext:value-type="float">
            <text:p>0.9351873816</text:p>
          </table:table-cell>
          <table:table-cell office:value-type="float" office:value="0.927829621618144" calcext:value-type="float">
            <text:p>0.9278296216</text:p>
          </table:table-cell>
          <table:table-cell office:value-type="float" office:value="0.947249283322009" calcext:value-type="float">
            <text:p>0.9472492833</text:p>
          </table:table-cell>
          <table:table-cell office:value-type="float" office:value="87.94" calcext:value-type="float">
            <text:p>87.94</text:p>
          </table:table-cell>
          <table:table-cell office:value-type="float" office:value="0" calcext:value-type="float">
            <text:p>0</text:p>
          </table:table-cell>
          <table:table-cell office:value-type="float" office:value="800.240521562292" calcext:value-type="float">
            <text:p>800.24052156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5115733946614" calcext:value-type="float">
            <text:p>0.9511573395</text:p>
          </table:table-cell>
          <table:table-cell office:value-type="float" office:value="1.04729069585111" calcext:value-type="float">
            <text:p>1.0472906959</text:p>
          </table:table-cell>
          <table:table-cell office:value-type="float" office:value="0.995810499483349" calcext:value-type="float">
            <text:p>0.9958104995</text:p>
          </table:table-cell>
          <table:table-cell office:value-type="float" office:value="0.988187377621956" calcext:value-type="float">
            <text:p>0.9881873776</text:p>
          </table:table-cell>
          <table:table-cell office:value-type="float" office:value="0.949227435197433" calcext:value-type="float">
            <text:p>0.9492274352</text:p>
          </table:table-cell>
          <table:table-cell office:value-type="float" office:value="0.957091795092414" calcext:value-type="float">
            <text:p>0.9570917951</text:p>
          </table:table-cell>
          <table:table-cell office:value-type="float" office:value="0.996582461190832" calcext:value-type="float">
            <text:p>0.9965824612</text:p>
          </table:table-cell>
          <table:table-cell office:value-type="float" office:value="71.14" calcext:value-type="float">
            <text:p>71.14</text:p>
          </table:table-cell>
          <table:table-cell office:value-type="float" office:value="0" calcext:value-type="float">
            <text:p>0</text:p>
          </table:table-cell>
          <table:table-cell office:value-type="float" office:value="429.832659978052" calcext:value-type="float">
            <text:p>429.83265997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44118364875958" calcext:value-type="float">
            <text:p>0.3441183649</text:p>
          </table:table-cell>
          <table:table-cell office:value-type="float" office:value="0.954009362945683" calcext:value-type="float">
            <text:p>0.9540093629</text:p>
          </table:table-cell>
          <table:table-cell office:value-type="float" office:value="1.02612728522779" calcext:value-type="float">
            <text:p>1.0261272852</text:p>
          </table:table-cell>
          <table:table-cell office:value-type="float" office:value="0.986209225746531" calcext:value-type="float">
            <text:p>0.9862092257</text:p>
          </table:table-cell>
          <table:table-cell office:value-type="float" office:value="1.03730344126055" calcext:value-type="float">
            <text:p>1.0373034413</text:p>
          </table:table-cell>
          <table:table-cell office:value-type="float" office:value="1.0205132741228" calcext:value-type="float">
            <text:p>1.0205132741</text:p>
          </table:table-cell>
          <table:table-cell office:value-type="float" office:value="1.0097299340214" calcext:value-type="float">
            <text:p>1.009729934</text:p>
          </table:table-cell>
          <table:table-cell office:value-type="float" office:value="88.56" calcext:value-type="float">
            <text:p>88.56</text:p>
          </table:table-cell>
          <table:table-cell office:value-type="float" office:value="0" calcext:value-type="float">
            <text:p>0</text:p>
          </table:table-cell>
          <table:table-cell office:value-type="float" office:value="294.916362917115" calcext:value-type="float">
            <text:p>294.91636291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586461721555" calcext:value-type="float">
            <text:p>1.1586461722</text:p>
          </table:table-cell>
          <table:table-cell office:value-type="float" office:value="1.18614730798458" calcext:value-type="float">
            <text:p>1.186147308</text:p>
          </table:table-cell>
          <table:table-cell office:value-type="float" office:value="1.02577226325502" calcext:value-type="float">
            <text:p>1.0257722633</text:p>
          </table:table-cell>
          <table:table-cell office:value-type="float" office:value="0.991275224451887" calcext:value-type="float">
            <text:p>0.9912752245</text:p>
          </table:table-cell>
          <table:table-cell office:value-type="float" office:value="0.872103635859229" calcext:value-type="float">
            <text:p>0.8721036359</text:p>
          </table:table-cell>
          <table:table-cell office:value-type="float" office:value="1.00671445860154" calcext:value-type="float">
            <text:p>1.0067144586</text:p>
          </table:table-cell>
          <table:table-cell office:value-type="float" office:value="0.948383102079874" calcext:value-type="float">
            <text:p>0.9483831021</text:p>
          </table:table-cell>
          <table:table-cell office:value-type="float" office:value="91.73" calcext:value-type="float">
            <text:p>91.73</text:p>
          </table:table-cell>
          <table:table-cell office:value-type="float" office:value="0" calcext:value-type="float">
            <text:p>0</text:p>
          </table:table-cell>
          <table:table-cell office:value-type="float" office:value="1884.63071174624" calcext:value-type="float">
            <text:p>1884.63071174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91708372459387" calcext:value-type="float">
            <text:p>0.7917083725</text:p>
          </table:table-cell>
          <table:table-cell office:value-type="float" office:value="0.973837999222639" calcext:value-type="float">
            <text:p>0.9738379992</text:p>
          </table:table-cell>
          <table:table-cell office:value-type="float" office:value="0.894485204332587" calcext:value-type="float">
            <text:p>0.8944852043</text:p>
          </table:table-cell>
          <table:table-cell office:value-type="float" office:value="0.820704647315179" calcext:value-type="float">
            <text:p>0.8207046473</text:p>
          </table:table-cell>
          <table:table-cell office:value-type="float" office:value="0.853209368238932" calcext:value-type="float">
            <text:p>0.8532093682</text:p>
          </table:table-cell>
          <table:table-cell office:value-type="float" office:value="0.815648357393706" calcext:value-type="float">
            <text:p>0.8156483574</text:p>
          </table:table-cell>
          <table:table-cell office:value-type="float" office:value="0.920385791481355" calcext:value-type="float">
            <text:p>0.9203857915</text:p>
          </table:table-cell>
          <table:table-cell office:value-type="float" office:value="71.12" calcext:value-type="float">
            <text:p>71.12</text:p>
          </table:table-cell>
          <table:table-cell office:value-type="float" office:value="0" calcext:value-type="float">
            <text:p>0</text:p>
          </table:table-cell>
          <table:table-cell office:value-type="float" office:value="368.253439643181" calcext:value-type="float">
            <text:p>368.25343964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034823047051" calcext:value-type="float">
            <text:p>0.8803482305</text:p>
          </table:table-cell>
          <table:table-cell office:value-type="float" office:value="0.958256371097284" calcext:value-type="float">
            <text:p>0.9582563711</text:p>
          </table:table-cell>
          <table:table-cell office:value-type="float" office:value="1.12837472955728" calcext:value-type="float">
            <text:p>1.1283747296</text:p>
          </table:table-cell>
          <table:table-cell office:value-type="float" office:value="0.827866004877428" calcext:value-type="float">
            <text:p>0.8278660049</text:p>
          </table:table-cell>
          <table:table-cell office:value-type="float" office:value="0.99581738194251" calcext:value-type="float">
            <text:p>0.9958173819</text:p>
          </table:table-cell>
          <table:table-cell office:value-type="float" office:value="0.867552721281477" calcext:value-type="float">
            <text:p>0.8675527213</text:p>
          </table:table-cell>
          <table:table-cell office:value-type="float" office:value="0.985849267525892" calcext:value-type="float">
            <text:p>0.9858492675</text:p>
          </table:table-cell>
          <table:table-cell office:value-type="float" office:value="83.41" calcext:value-type="float">
            <text:p>83.41</text:p>
          </table:table-cell>
          <table:table-cell office:value-type="float" office:value="0" calcext:value-type="float">
            <text:p>0</text:p>
          </table:table-cell>
          <table:table-cell office:value-type="float" office:value="637.121864739432" calcext:value-type="float">
            <text:p>637.12186473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97014381189226" calcext:value-type="float">
            <text:p>0.9970143812</text:p>
          </table:table-cell>
          <table:table-cell office:value-type="float" office:value="1.10251541824461" calcext:value-type="float">
            <text:p>1.1025154182</text:p>
          </table:table-cell>
          <table:table-cell office:value-type="float" office:value="1.02718701737369" calcext:value-type="float">
            <text:p>1.0271870174</text:p>
          </table:table-cell>
          <table:table-cell office:value-type="float" office:value="1.01129582047763" calcext:value-type="float">
            <text:p>1.0112958205</text:p>
          </table:table-cell>
          <table:table-cell office:value-type="float" office:value="0.979926185046453" calcext:value-type="float">
            <text:p>0.979926185</text:p>
          </table:table-cell>
          <table:table-cell office:value-type="float" office:value="0.964282643166957" calcext:value-type="float">
            <text:p>0.9642826432</text:p>
          </table:table-cell>
          <table:table-cell office:value-type="float" office:value="1.04023018157928" calcext:value-type="float">
            <text:p>1.0402301816</text:p>
          </table:table-cell>
          <table:table-cell office:value-type="float" office:value="90.65" calcext:value-type="float">
            <text:p>90.65</text:p>
          </table:table-cell>
          <table:table-cell office:value-type="float" office:value="0" calcext:value-type="float">
            <text:p>0</text:p>
          </table:table-cell>
          <table:table-cell office:value-type="float" office:value="1003.38237604558" calcext:value-type="float">
            <text:p>1003.38237604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5662391177978" calcext:value-type="float">
            <text:p>0.7566239118</text:p>
          </table:table-cell>
          <table:table-cell office:value-type="float" office:value="0.846295665693245" calcext:value-type="float">
            <text:p>0.8462956657</text:p>
          </table:table-cell>
          <table:table-cell office:value-type="float" office:value="0.774166142119583" calcext:value-type="float">
            <text:p>0.7741661421</text:p>
          </table:table-cell>
          <table:table-cell office:value-type="float" office:value="0.706948443041066" calcext:value-type="float">
            <text:p>0.706948443</text:p>
          </table:table-cell>
          <table:table-cell office:value-type="float" office:value="0.612984002173861" calcext:value-type="float">
            <text:p>0.6129840022</text:p>
          </table:table-cell>
          <table:table-cell office:value-type="float" office:value="0.769667075985375" calcext:value-type="float">
            <text:p>0.769667076</text:p>
          </table:table-cell>
          <table:table-cell office:value-type="float" office:value="0.98137083930973" calcext:value-type="float">
            <text:p>0.9813708393</text:p>
          </table:table-cell>
          <table:table-cell office:value-type="float" office:value="88.92" calcext:value-type="float">
            <text:p>88.92</text:p>
          </table:table-cell>
          <table:table-cell office:value-type="float" office:value="0" calcext:value-type="float">
            <text:p>0</text:p>
          </table:table-cell>
          <table:table-cell office:value-type="float" office:value="801.794444680555" calcext:value-type="float">
            <text:p>801.79444468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0928465536397" calcext:value-type="float">
            <text:p>1.1092846554</text:p>
          </table:table-cell>
          <table:table-cell office:value-type="float" office:value="1.02646469024205" calcext:value-type="float">
            <text:p>1.0264646902</text:p>
          </table:table-cell>
          <table:table-cell office:value-type="float" office:value="1.02693936235713" calcext:value-type="float">
            <text:p>1.0269393624</text:p>
          </table:table-cell>
          <table:table-cell office:value-type="float" office:value="0.98859411062612" calcext:value-type="float">
            <text:p>0.9885941106</text:p>
          </table:table-cell>
          <table:table-cell office:value-type="float" office:value="0.958359560687518" calcext:value-type="float">
            <text:p>0.9583595607</text:p>
          </table:table-cell>
          <table:table-cell office:value-type="float" office:value="1.01195623385513" calcext:value-type="float">
            <text:p>1.0119562339</text:p>
          </table:table-cell>
          <table:table-cell office:value-type="float" office:value="1.05467672421206" calcext:value-type="float">
            <text:p>1.0546767242</text:p>
          </table:table-cell>
          <table:table-cell office:value-type="float" office:value="67.51" calcext:value-type="float">
            <text:p>67.51</text:p>
          </table:table-cell>
          <table:table-cell office:value-type="float" office:value="0" calcext:value-type="float">
            <text:p>0</text:p>
          </table:table-cell>
          <table:table-cell office:value-type="float" office:value="1294.60845531279" calcext:value-type="float">
            <text:p>1294.60845531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69419420968813" calcext:value-type="float">
            <text:p>0.769419421</text:p>
          </table:table-cell>
          <table:table-cell office:value-type="float" office:value="0.792017941230089" calcext:value-type="float">
            <text:p>0.7920179412</text:p>
          </table:table-cell>
          <table:table-cell office:value-type="float" office:value="0.784753394077606" calcext:value-type="float">
            <text:p>0.7847533941</text:p>
          </table:table-cell>
          <table:table-cell office:value-type="float" office:value="0.722633260756655" calcext:value-type="float">
            <text:p>0.7226332608</text:p>
          </table:table-cell>
          <table:table-cell office:value-type="float" office:value="0.67186398236146" calcext:value-type="float">
            <text:p>0.6718639824</text:p>
          </table:table-cell>
          <table:table-cell office:value-type="float" office:value="0.904123112060455" calcext:value-type="float">
            <text:p>0.9041231121</text:p>
          </table:table-cell>
          <table:table-cell office:value-type="float" office:value="1.04510073023833" calcext:value-type="float">
            <text:p>1.0451007302</text:p>
          </table:table-cell>
          <table:table-cell office:value-type="float" office:value="89.75" calcext:value-type="float">
            <text:p>89.75</text:p>
          </table:table-cell>
          <table:table-cell office:value-type="float" office:value="0" calcext:value-type="float">
            <text:p>0</text:p>
          </table:table-cell>
          <table:table-cell office:value-type="float" office:value="915.778910949962" calcext:value-type="float">
            <text:p>915.778910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16473874115579" calcext:value-type="float">
            <text:p>0.8164738741</text:p>
          </table:table-cell>
          <table:table-cell office:value-type="float" office:value="0.831890398896559" calcext:value-type="float">
            <text:p>0.8318903989</text:p>
          </table:table-cell>
          <table:table-cell office:value-type="float" office:value="0.987665404314013" calcext:value-type="float">
            <text:p>0.9876654043</text:p>
          </table:table-cell>
          <table:table-cell office:value-type="float" office:value="0.978956202898252" calcext:value-type="float">
            <text:p>0.9789562029</text:p>
          </table:table-cell>
          <table:table-cell office:value-type="float" office:value="1.01728081671121" calcext:value-type="float">
            <text:p>1.0172808167</text:p>
          </table:table-cell>
          <table:table-cell office:value-type="float" office:value="0.965004970298597" calcext:value-type="float">
            <text:p>0.9650049703</text:p>
          </table:table-cell>
          <table:table-cell office:value-type="float" office:value="1.06284933975861" calcext:value-type="float">
            <text:p>1.0628493398</text:p>
          </table:table-cell>
          <table:table-cell office:value-type="float" office:value="94.71" calcext:value-type="float">
            <text:p>94.71</text:p>
          </table:table-cell>
          <table:table-cell office:value-type="float" office:value="0" calcext:value-type="float">
            <text:p>0</text:p>
          </table:table-cell>
          <table:table-cell office:value-type="float" office:value="922.906565347404" calcext:value-type="float">
            <text:p>922.90656534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14265616884569" calcext:value-type="float">
            <text:p>0.8142656169</text:p>
          </table:table-cell>
          <table:table-cell office:value-type="float" office:value="0.870029271447097" calcext:value-type="float">
            <text:p>0.8700292714</text:p>
          </table:table-cell>
          <table:table-cell office:value-type="float" office:value="0.813274996818321" calcext:value-type="float">
            <text:p>0.8132749968</text:p>
          </table:table-cell>
          <table:table-cell office:value-type="float" office:value="0.782008550977378" calcext:value-type="float">
            <text:p>0.782008551</text:p>
          </table:table-cell>
          <table:table-cell office:value-type="float" office:value="0.687074127961971" calcext:value-type="float">
            <text:p>0.687074128</text:p>
          </table:table-cell>
          <table:table-cell office:value-type="float" office:value="0.772061074478807" calcext:value-type="float">
            <text:p>0.7720610745</text:p>
          </table:table-cell>
          <table:table-cell office:value-type="float" office:value="0.967337055037888" calcext:value-type="float">
            <text:p>0.967337055</text:p>
          </table:table-cell>
          <table:table-cell office:value-type="float" office:value="86.73" calcext:value-type="float">
            <text:p>86.73</text:p>
          </table:table-cell>
          <table:table-cell office:value-type="float" office:value="0" calcext:value-type="float">
            <text:p>0</text:p>
          </table:table-cell>
          <table:table-cell office:value-type="float" office:value="709.056638973108" calcext:value-type="float">
            <text:p>709.05663897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25430730547902" calcext:value-type="float">
            <text:p>1.2543073055</text:p>
          </table:table-cell>
          <table:table-cell office:value-type="float" office:value="0.969400846842571" calcext:value-type="float">
            <text:p>0.9694008468</text:p>
          </table:table-cell>
          <table:table-cell office:value-type="float" office:value="1.03694875260984" calcext:value-type="float">
            <text:p>1.0369487526</text:p>
          </table:table-cell>
          <table:table-cell office:value-type="float" office:value="1.01872547097449" calcext:value-type="float">
            <text:p>1.018725471</text:p>
          </table:table-cell>
          <table:table-cell office:value-type="float" office:value="1.0368868388557" calcext:value-type="float">
            <text:p>1.0368868389</text:p>
          </table:table-cell>
          <table:table-cell office:value-type="float" office:value="0.930353905897973" calcext:value-type="float">
            <text:p>0.9303539059</text:p>
          </table:table-cell>
          <table:table-cell office:value-type="float" office:value="1.00169918858586" calcext:value-type="float">
            <text:p>1.0016991886</text:p>
          </table:table-cell>
          <table:table-cell office:value-type="float" office:value="74.73" calcext:value-type="float">
            <text:p>74.73</text:p>
          </table:table-cell>
          <table:table-cell office:value-type="float" office:value="0" calcext:value-type="float">
            <text:p>0</text:p>
          </table:table-cell>
          <table:table-cell office:value-type="float" office:value="1608.70881324555" calcext:value-type="float">
            <text:p>1608.70881324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0033502220296" calcext:value-type="float">
            <text:p>0.8003350222</text:p>
          </table:table-cell>
          <table:table-cell office:value-type="float" office:value="0.824151179628999" calcext:value-type="float">
            <text:p>0.8241511796</text:p>
          </table:table-cell>
          <table:table-cell office:value-type="float" office:value="0.949382066337148" calcext:value-type="float">
            <text:p>0.9493820663</text:p>
          </table:table-cell>
          <table:table-cell office:value-type="float" office:value="1.01016073498505" calcext:value-type="float">
            <text:p>1.010160735</text:p>
          </table:table-cell>
          <table:table-cell office:value-type="float" office:value="0.982196356031604" calcext:value-type="float">
            <text:p>0.982196356</text:p>
          </table:table-cell>
          <table:table-cell office:value-type="float" office:value="0.993609124711499" calcext:value-type="float">
            <text:p>0.9936091247</text:p>
          </table:table-cell>
          <table:table-cell office:value-type="float" office:value="1.04875364173262" calcext:value-type="float">
            <text:p>1.0487536417</text:p>
          </table:table-cell>
          <table:table-cell office:value-type="float" office:value="78.55" calcext:value-type="float">
            <text:p>78.55</text:p>
          </table:table-cell>
          <table:table-cell office:value-type="float" office:value="0" calcext:value-type="float">
            <text:p>0</text:p>
          </table:table-cell>
          <table:table-cell office:value-type="float" office:value="773.406802877996" calcext:value-type="float">
            <text:p>773.4068028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71671017827722" calcext:value-type="float">
            <text:p>0.9716710178</text:p>
          </table:table-cell>
          <table:table-cell office:value-type="float" office:value="0.850216870122142" calcext:value-type="float">
            <text:p>0.8502168701</text:p>
          </table:table-cell>
          <table:table-cell office:value-type="float" office:value="0.974395223009903" calcext:value-type="float">
            <text:p>0.974395223</text:p>
          </table:table-cell>
          <table:table-cell office:value-type="float" office:value="0.998768604223206" calcext:value-type="float">
            <text:p>0.9987686042</text:p>
          </table:table-cell>
          <table:table-cell office:value-type="float" office:value="1.02869358539111" calcext:value-type="float">
            <text:p>1.0286935854</text:p>
          </table:table-cell>
          <table:table-cell office:value-type="float" office:value="1.03372923739453" calcext:value-type="float">
            <text:p>1.0337292374</text:p>
          </table:table-cell>
          <table:table-cell office:value-type="float" office:value="1.0111513550513" calcext:value-type="float">
            <text:p>1.0111513551</text:p>
          </table:table-cell>
          <table:table-cell office:value-type="float" office:value="64.56" calcext:value-type="float">
            <text:p>64.56</text:p>
          </table:table-cell>
          <table:table-cell office:value-type="float" office:value="0" calcext:value-type="float">
            <text:p>0</text:p>
          </table:table-cell>
          <table:table-cell office:value-type="float" office:value="814.755888706652" calcext:value-type="float">
            <text:p>814.75588870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94175635561885" calcext:value-type="float">
            <text:p>0.8941756356</text:p>
          </table:table-cell>
          <table:table-cell office:value-type="float" office:value="0.783515118994796" calcext:value-type="float">
            <text:p>0.783515119</text:p>
          </table:table-cell>
          <table:table-cell office:value-type="float" office:value="0.784753394077606" calcext:value-type="float">
            <text:p>0.7847533941</text:p>
          </table:table-cell>
          <table:table-cell office:value-type="float" office:value="0.771730867790058" calcext:value-type="float">
            <text:p>0.7717308678</text:p>
          </table:table-cell>
          <table:table-cell office:value-type="float" office:value="0.687858368847751" calcext:value-type="float">
            <text:p>0.6878583688</text:p>
          </table:table-cell>
          <table:table-cell office:value-type="float" office:value="1.00070856851961" calcext:value-type="float">
            <text:p>1.0007085685</text:p>
          </table:table-cell>
          <table:table-cell office:value-type="float" office:value="1.08243472398504" calcext:value-type="float">
            <text:p>1.082434724</text:p>
          </table:table-cell>
          <table:table-cell office:value-type="float" office:value="85.06" calcext:value-type="float">
            <text:p>85.06</text:p>
          </table:table-cell>
          <table:table-cell office:value-type="float" office:value="0" calcext:value-type="float">
            <text:p>0</text:p>
          </table:table-cell>
          <table:table-cell office:value-type="float" office:value="1579.31884328807" calcext:value-type="float">
            <text:p>1579.31884328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7444061398105" calcext:value-type="float">
            <text:p>1.074440614</text:p>
          </table:table-cell>
          <table:table-cell office:value-type="float" office:value="1.01456959718963" calcext:value-type="float">
            <text:p>1.0145695972</text:p>
          </table:table-cell>
          <table:table-cell office:value-type="float" office:value="0.980495222115901" calcext:value-type="float">
            <text:p>0.9804952221</text:p>
          </table:table-cell>
          <table:table-cell office:value-type="float" office:value="1.04305994311106" calcext:value-type="float">
            <text:p>1.0430599431</text:p>
          </table:table-cell>
          <table:table-cell office:value-type="float" office:value="1.02095977139561" calcext:value-type="float">
            <text:p>1.0209597714</text:p>
          </table:table-cell>
          <table:table-cell office:value-type="float" office:value="1.05560434662927" calcext:value-type="float">
            <text:p>1.0556043466</text:p>
          </table:table-cell>
          <table:table-cell office:value-type="float" office:value="1.03387775432893" calcext:value-type="float">
            <text:p>1.0338777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90344610625385" calcext:value-type="float">
            <text:p>0.8903446106</text:p>
          </table:table-cell>
          <table:table-cell office:value-type="float" office:value="0.888083472060192" calcext:value-type="float">
            <text:p>0.8880834721</text:p>
          </table:table-cell>
          <table:table-cell office:value-type="float" office:value="0.753162316978857" calcext:value-type="float">
            <text:p>0.753162317</text:p>
          </table:table-cell>
          <table:table-cell office:value-type="float" office:value="0.873435226572638" calcext:value-type="float">
            <text:p>0.8734352266</text:p>
          </table:table-cell>
          <table:table-cell office:value-type="float" office:value="0.832085883941328" calcext:value-type="float">
            <text:p>0.8320858839</text:p>
          </table:table-cell>
          <table:table-cell office:value-type="float" office:value="0.859022925978844" calcext:value-type="float">
            <text:p>0.859022926</text:p>
          </table:table-cell>
          <table:table-cell office:value-type="float" office:value="0.973711806420323" calcext:value-type="float">
            <text:p>0.9737118064</text:p>
          </table:table-cell>
          <table:table-cell office:value-type="float" office:value="88.01" calcext:value-type="float">
            <text:p>88.01</text:p>
          </table:table-cell>
          <table:table-cell office:value-type="float" office:value="0" calcext:value-type="float">
            <text:p>0</text:p>
          </table:table-cell>
          <table:table-cell office:value-type="float" office:value="1243.97284752635" calcext:value-type="float">
            <text:p>1243.97284752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10694857712121" calcext:value-type="float">
            <text:p>0.9106948577</text:p>
          </table:table-cell>
          <table:table-cell office:value-type="float" office:value="0.899880716748155" calcext:value-type="float">
            <text:p>0.8998807167</text:p>
          </table:table-cell>
          <table:table-cell office:value-type="float" office:value="0.922197171282885" calcext:value-type="float">
            <text:p>0.9221971713</text:p>
          </table:table-cell>
          <table:table-cell office:value-type="float" office:value="0.948642661458402" calcext:value-type="float">
            <text:p>0.9486426615</text:p>
          </table:table-cell>
          <table:table-cell office:value-type="float" office:value="0.919090563515054" calcext:value-type="float">
            <text:p>0.9190905635</text:p>
          </table:table-cell>
          <table:table-cell office:value-type="float" office:value="0.951395351885593" calcext:value-type="float">
            <text:p>0.9513953519</text:p>
          </table:table-cell>
          <table:table-cell office:value-type="float" office:value="0.972433771579127" calcext:value-type="float">
            <text:p>0.9724337716</text:p>
          </table:table-cell>
          <table:table-cell office:value-type="float" office:value="74.58" calcext:value-type="float">
            <text:p>74.58</text:p>
          </table:table-cell>
          <table:table-cell office:value-type="float" office:value="0" calcext:value-type="float">
            <text:p>0</text:p>
          </table:table-cell>
          <table:table-cell office:value-type="float" office:value="784.417846025909" calcext:value-type="float">
            <text:p>784.41784602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6307593493164" calcext:value-type="float">
            <text:p>1.0630759349</text:p>
          </table:table-cell>
          <table:table-cell office:value-type="float" office:value="1.02414502746136" calcext:value-type="float">
            <text:p>1.0241450275</text:p>
          </table:table-cell>
          <table:table-cell office:value-type="float" office:value="0.878055814075423" calcext:value-type="float">
            <text:p>0.8780558141</text:p>
          </table:table-cell>
          <table:table-cell office:value-type="float" office:value="0.935764002674042" calcext:value-type="float">
            <text:p>0.9357640027</text:p>
          </table:table-cell>
          <table:table-cell office:value-type="float" office:value="0.961285375349002" calcext:value-type="float">
            <text:p>0.9612853753</text:p>
          </table:table-cell>
          <table:table-cell office:value-type="float" office:value="0.993904756911219" calcext:value-type="float">
            <text:p>0.9939047569</text:p>
          </table:table-cell>
          <table:table-cell office:value-type="float" office:value="1.00959509234621" calcext:value-type="float">
            <text:p>1.0095950923</text:p>
          </table:table-cell>
          <table:table-cell office:value-type="float" office:value="89.55" calcext:value-type="float">
            <text:p>89.55</text:p>
          </table:table-cell>
          <table:table-cell office:value-type="float" office:value="0" calcext:value-type="float">
            <text:p>0</text:p>
          </table:table-cell>
          <table:table-cell office:value-type="float" office:value="1732.08985185708" calcext:value-type="float">
            <text:p>1732.08985185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21270432172397" calcext:value-type="float">
            <text:p>1.2127043217</text:p>
          </table:table-cell>
          <table:table-cell office:value-type="float" office:value="1.11134632777989" calcext:value-type="float">
            <text:p>1.1113463278</text:p>
          </table:table-cell>
          <table:table-cell office:value-type="float" office:value="1.06753922583859" calcext:value-type="float">
            <text:p>1.0675392258</text:p>
          </table:table-cell>
          <table:table-cell office:value-type="float" office:value="1.04158528752507" calcext:value-type="float">
            <text:p>1.0415852875</text:p>
          </table:table-cell>
          <table:table-cell office:value-type="float" office:value="1.063705121315" calcext:value-type="float">
            <text:p>1.0637051213</text:p>
          </table:table-cell>
          <table:table-cell office:value-type="float" office:value="1.0438071019413" calcext:value-type="float">
            <text:p>1.0438071019</text:p>
          </table:table-cell>
          <table:table-cell office:value-type="float" office:value="1.04209650146155" calcext:value-type="float">
            <text:p>1.0420965015</text:p>
          </table:table-cell>
          <table:table-cell office:value-type="float" office:value="81.35" calcext:value-type="float">
            <text:p>81.35</text:p>
          </table:table-cell>
          <table:table-cell office:value-type="float" office:value="0" calcext:value-type="float">
            <text:p>0</text:p>
          </table:table-cell>
          <table:table-cell office:value-type="float" office:value="1503.72450613739" calcext:value-type="float">
            <text:p>1503.72450613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0747486531478986" calcext:value-type="float">
            <text:p>-0.0074748653</text:p>
          </table:table-cell>
          <table:table-cell office:value-type="float" office:value="-0.0318558376699131" calcext:value-type="float">
            <text:p>-0.0318558377</text:p>
          </table:table-cell>
          <table:table-cell office:value-type="float" office:value="1.065179776901" calcext:value-type="float">
            <text:p>1.0651797769</text:p>
          </table:table-cell>
          <table:table-cell office:value-type="float" office:value="1.11911284719947" calcext:value-type="float">
            <text:p>1.1191128472</text:p>
          </table:table-cell>
          <table:table-cell office:value-type="float" office:value="1.08397672010382" calcext:value-type="float">
            <text:p>1.0839767201</text:p>
          </table:table-cell>
          <table:table-cell office:value-type="float" office:value="1.0631152590806" calcext:value-type="float">
            <text:p>1.0631152591</text:p>
          </table:table-cell>
          <table:table-cell office:value-type="float" office:value="1.06867962615842" calcext:value-type="float">
            <text:p>1.0686796262</text:p>
          </table:table-cell>
          <table:table-cell office:value-type="float" office:value="90.61" calcext:value-type="float">
            <text:p>90.61</text:p>
          </table:table-cell>
          <table:table-cell office:value-type="float" office:value="0" calcext:value-type="float">
            <text:p>0</text:p>
          </table:table-cell>
          <table:table-cell office:value-type="float" office:value="76.4053761423622" calcext:value-type="float">
            <text:p>76.40537614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74586113332197" calcext:value-type="float">
            <text:p>0.1745861133</text:p>
          </table:table-cell>
          <table:table-cell office:value-type="float" office:value="0.00117644745638292" calcext:value-type="float">
            <text:p>0.0011764475</text:p>
          </table:table-cell>
          <table:table-cell office:value-type="float" office:value="0.997404606168648" calcext:value-type="float">
            <text:p>0.9974046062</text:p>
          </table:table-cell>
          <table:table-cell office:value-type="float" office:value="1.10776783022454" calcext:value-type="float">
            <text:p>1.1077678302</text:p>
          </table:table-cell>
          <table:table-cell office:value-type="float" office:value="1.0760529040884" calcext:value-type="float">
            <text:p>1.0760529041</text:p>
          </table:table-cell>
          <table:table-cell office:value-type="float" office:value="1.06921050216938" calcext:value-type="float">
            <text:p>1.0692105022</text:p>
          </table:table-cell>
          <table:table-cell office:value-type="float" office:value="1.05796379556686" calcext:value-type="float">
            <text:p>1.0579637956</text:p>
          </table:table-cell>
          <table:table-cell office:value-type="float" office:value="91.85" calcext:value-type="float">
            <text:p>91.85</text:p>
          </table:table-cell>
          <table:table-cell office:value-type="float" office:value="0" calcext:value-type="float">
            <text:p>0</text:p>
          </table:table-cell>
          <table:table-cell office:value-type="float" office:value="58.5693790401553" calcext:value-type="float">
            <text:p>58.56937904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0278251124015258" calcext:value-type="float">
            <text:p>-0.0278251124</text:p>
          </table:table-cell>
          <table:table-cell office:value-type="float" office:value="-0.0236960767607388" calcext:value-type="float">
            <text:p>-0.0236960768</text:p>
          </table:table-cell>
          <table:table-cell office:value-type="float" office:value="1.17882656739504" calcext:value-type="float">
            <text:p>1.1788265674</text:p>
          </table:table-cell>
          <table:table-cell office:value-type="float" office:value="1.10019793154976" calcext:value-type="float">
            <text:p>1.1001979315</text:p>
          </table:table-cell>
          <table:table-cell office:value-type="float" office:value="1.07314291706537" calcext:value-type="float">
            <text:p>1.0731429171</text:p>
          </table:table-cell>
          <table:table-cell office:value-type="float" office:value="1.08381942350798" calcext:value-type="float">
            <text:p>1.0838194235</text:p>
          </table:table-cell>
          <table:table-cell office:value-type="float" office:value="1.04125103225891" calcext:value-type="float">
            <text:p>1.0412510323</text:p>
          </table:table-cell>
          <table:table-cell office:value-type="float" office:value="87.25" calcext:value-type="float">
            <text:p>87.25</text:p>
          </table:table-cell>
          <table:table-cell office:value-type="float" office:value="0" calcext:value-type="float">
            <text:p>0</text:p>
          </table:table-cell>
          <table:table-cell office:value-type="float" office:value="85.5476005175623" calcext:value-type="float">
            <text:p>85.54760051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20621583714559" calcext:value-type="float">
            <text:p>1.2062158371</text:p>
          </table:table-cell>
          <table:table-cell office:value-type="float" office:value="1.06051986524925" calcext:value-type="float">
            <text:p>1.0605198652</text:p>
          </table:table-cell>
          <table:table-cell office:value-type="float" office:value="1.08220713340062" calcext:value-type="float">
            <text:p>1.0822071334</text:p>
          </table:table-cell>
          <table:table-cell office:value-type="float" office:value="1.04887991715713" calcext:value-type="float">
            <text:p>1.0488799172</text:p>
          </table:table-cell>
          <table:table-cell office:value-type="float" office:value="1.02021261256538" calcext:value-type="float">
            <text:p>1.0202126126</text:p>
          </table:table-cell>
          <table:table-cell office:value-type="float" office:value="1.02267037187537" calcext:value-type="float">
            <text:p>1.0226703719</text:p>
          </table:table-cell>
          <table:table-cell office:value-type="float" office:value="1.01500216282819" calcext:value-type="float">
            <text:p>1.0150021628</text:p>
          </table:table-cell>
          <table:table-cell office:value-type="float" office:value="86.34" calcext:value-type="float">
            <text:p>86.34</text:p>
          </table:table-cell>
          <table:table-cell office:value-type="float" office:value="0" calcext:value-type="float">
            <text:p>0</text:p>
          </table:table-cell>
          <table:table-cell office:value-type="float" office:value="1572.27661777349" calcext:value-type="float">
            <text:p>1572.27661777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6637916344427" calcext:value-type="float">
            <text:p>1.0663791634</text:p>
          </table:table-cell>
          <table:table-cell office:value-type="float" office:value="0.89840606116216" calcext:value-type="float">
            <text:p>0.8984060612</text:p>
          </table:table-cell>
          <table:table-cell office:value-type="float" office:value="0.847579598631519" calcext:value-type="float">
            <text:p>0.8475795986</text:p>
          </table:table-cell>
          <table:table-cell office:value-type="float" office:value="1.01799079814914" calcext:value-type="float">
            <text:p>1.0179907981</text:p>
          </table:table-cell>
          <table:table-cell office:value-type="float" office:value="0.978627325040307" calcext:value-type="float">
            <text:p>0.978627325</text:p>
          </table:table-cell>
          <table:table-cell office:value-type="float" office:value="0.99665744733841" calcext:value-type="float">
            <text:p>0.9966574473</text:p>
          </table:table-cell>
          <table:table-cell office:value-type="float" office:value="1.00483687032206" calcext:value-type="float">
            <text:p>1.0048368703</text:p>
          </table:table-cell>
          <table:table-cell office:value-type="float" office:value="82.98" calcext:value-type="float">
            <text:p>82.98</text:p>
          </table:table-cell>
          <table:table-cell office:value-type="float" office:value="0" calcext:value-type="float">
            <text:p>0</text:p>
          </table:table-cell>
          <table:table-cell office:value-type="float" office:value="1366.02162046718" calcext:value-type="float">
            <text:p>1366.02162046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03053520166734" calcext:value-type="float">
            <text:p>1.0305352017</text:p>
          </table:table-cell>
          <table:table-cell office:value-type="float" office:value="0.69795121183919" calcext:value-type="float">
            <text:p>0.6979512118</text:p>
          </table:table-cell>
          <table:table-cell office:value-type="float" office:value="0.741935272450812" calcext:value-type="float">
            <text:p>0.7419352725</text:p>
          </table:table-cell>
          <table:table-cell office:value-type="float" office:value="0.934918533471405" calcext:value-type="float">
            <text:p>0.9349185335</text:p>
          </table:table-cell>
          <table:table-cell office:value-type="float" office:value="0.965787990404908" calcext:value-type="float">
            <text:p>0.9657879904</text:p>
          </table:table-cell>
          <table:table-cell office:value-type="float" office:value="0.981439001690938" calcext:value-type="float">
            <text:p>0.9814390017</text:p>
          </table:table-cell>
          <table:table-cell office:value-type="float" office:value="1.0140190591042" calcext:value-type="float">
            <text:p>1.0140190591</text:p>
          </table:table-cell>
          <table:table-cell office:value-type="float" office:value="83.43" calcext:value-type="float">
            <text:p>83.43</text:p>
          </table:table-cell>
          <table:table-cell office:value-type="float" office:value="0" calcext:value-type="float">
            <text:p>0</text:p>
          </table:table-cell>
          <table:table-cell office:value-type="float" office:value="1495.55633533546" calcext:value-type="float">
            <text:p>1495.55633533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42615580227818" calcext:value-type="float">
            <text:p>0.014261558</text:p>
          </table:table-cell>
          <table:table-cell office:value-type="float" office:value="0.181487501474656" calcext:value-type="float">
            <text:p>0.1814875015</text:p>
          </table:table-cell>
          <table:table-cell office:value-type="float" office:value="1.12347782773401" calcext:value-type="float">
            <text:p>1.1234778277</text:p>
          </table:table-cell>
          <table:table-cell office:value-type="float" office:value="1.11482651496284" calcext:value-type="float">
            <text:p>1.114826515</text:p>
          </table:table-cell>
          <table:table-cell office:value-type="float" office:value="1.06484552163484" calcext:value-type="float">
            <text:p>1.0648455216</text:p>
          </table:table-cell>
          <table:table-cell office:value-type="float" office:value="1.09020959771396" calcext:value-type="float">
            <text:p>1.0902095977</text:p>
          </table:table-cell>
          <table:table-cell office:value-type="float" office:value="1.06183722423941" calcext:value-type="float">
            <text:p>1.0618372242</text:p>
          </table:table-cell>
          <table:table-cell office:value-type="float" office:value="90.73" calcext:value-type="float">
            <text:p>90.73</text:p>
          </table:table-cell>
          <table:table-cell office:value-type="float" office:value="0" calcext:value-type="float">
            <text:p>0</text:p>
          </table:table-cell>
          <table:table-cell office:value-type="float" office:value="116.581002205943" calcext:value-type="float">
            <text:p>116.58100220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04849860254924" calcext:value-type="float">
            <text:p>0.1048498603</text:p>
          </table:table-cell>
          <table:table-cell office:value-type="float" office:value="-0.0221030402354155" calcext:value-type="float">
            <text:p>-0.0221030402</text:p>
          </table:table-cell>
          <table:table-cell office:value-type="float" office:value="1.23184874032376" calcext:value-type="float">
            <text:p>1.2318487403</text:p>
          </table:table-cell>
          <table:table-cell office:value-type="float" office:value="1.15686918481492" calcext:value-type="float">
            <text:p>1.1568691848</text:p>
          </table:table-cell>
          <table:table-cell office:value-type="float" office:value="1.1339713547226" calcext:value-type="float">
            <text:p>1.1339713547</text:p>
          </table:table-cell>
          <table:table-cell office:value-type="float" office:value="1.11436434874853" calcext:value-type="float">
            <text:p>1.1143643487</text:p>
          </table:table-cell>
          <table:table-cell office:value-type="float" office:value="1.03390665488714" calcext:value-type="float">
            <text:p>1.0339066549</text:p>
          </table:table-cell>
          <table:table-cell office:value-type="float" office:value="87.1" calcext:value-type="float">
            <text:p>87.1</text:p>
          </table:table-cell>
          <table:table-cell office:value-type="float" office:value="0" calcext:value-type="float">
            <text:p>0</text:p>
          </table:table-cell>
          <table:table-cell office:value-type="float" office:value="82.1678709096641" calcext:value-type="float">
            <text:p>82.16787090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93662700380645" calcext:value-type="float">
            <text:p>0.1936627004</text:p>
          </table:table-cell>
          <table:table-cell office:value-type="float" office:value="-0.0458974721084593" calcext:value-type="float">
            <text:p>-0.0458974721</text:p>
          </table:table-cell>
          <table:table-cell office:value-type="float" office:value="1.12687736261138" calcext:value-type="float">
            <text:p>1.1268773626</text:p>
          </table:table-cell>
          <table:table-cell office:value-type="float" office:value="1.08579132496724" calcext:value-type="float">
            <text:p>1.085791325</text:p>
          </table:table-cell>
          <table:table-cell office:value-type="float" office:value="1.08752541192776" calcext:value-type="float">
            <text:p>1.0875254119</text:p>
          </table:table-cell>
          <table:table-cell office:value-type="float" office:value="1.07371183284453" calcext:value-type="float">
            <text:p>1.0737118328</text:p>
          </table:table-cell>
          <table:table-cell office:value-type="float" office:value="1.00691007379722" calcext:value-type="float">
            <text:p>1.0069100738</text:p>
          </table:table-cell>
          <table:table-cell office:value-type="float" office:value="86.4" calcext:value-type="float">
            <text:p>86.4</text:p>
          </table:table-cell>
          <table:table-cell office:value-type="float" office:value="0" calcext:value-type="float">
            <text:p>0</text:p>
          </table:table-cell>
          <table:table-cell office:value-type="float" office:value="76.7999163835088" calcext:value-type="float">
            <text:p>76.79991638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0732389000371125" calcext:value-type="float">
            <text:p>-0.00732389</text:p>
          </table:table-cell>
          <table:table-cell office:value-type="float" office:value="-0.0469320126246786" calcext:value-type="float">
            <text:p>-0.0469320126</text:p>
          </table:table-cell>
          <table:table-cell office:value-type="float" office:value="1.1705645306963" calcext:value-type="float">
            <text:p>1.1705645307</text:p>
          </table:table-cell>
          <table:table-cell office:value-type="float" office:value="1.14569614723975" calcext:value-type="float">
            <text:p>1.1456961472</text:p>
          </table:table-cell>
          <table:table-cell office:value-type="float" office:value="1.07430299885379" calcext:value-type="float">
            <text:p>1.0743029989</text:p>
          </table:table-cell>
          <table:table-cell office:value-type="float" office:value="1.05422306007232" calcext:value-type="float">
            <text:p>1.0542230601</text:p>
          </table:table-cell>
          <table:table-cell office:value-type="float" office:value="0.97652414092084" calcext:value-type="float">
            <text:p>0.9765241409</text:p>
          </table:table-cell>
          <table:table-cell office:value-type="float" office:value="89.14" calcext:value-type="float">
            <text:p>89.14</text:p>
          </table:table-cell>
          <table:table-cell office:value-type="float" office:value="1" calcext:value-type="float">
            <text:p>1</text:p>
          </table:table-cell>
          <table:table-cell office:value-type="float" office:value="83.2015138828593" calcext:value-type="float">
            <text:p>83.20151388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14894756029072" calcext:value-type="float">
            <text:p>1.1489475603</text:p>
          </table:table-cell>
          <table:table-cell office:value-type="float" office:value="1.07343595537353" calcext:value-type="float">
            <text:p>1.0734359554</text:p>
          </table:table-cell>
          <table:table-cell office:value-type="float" office:value="1.04651819641819" calcext:value-type="float">
            <text:p>1.0465181964</text:p>
          </table:table-cell>
          <table:table-cell office:value-type="float" office:value="0.982691972950871" calcext:value-type="float">
            <text:p>0.982691973</text:p>
          </table:table-cell>
          <table:table-cell office:value-type="float" office:value="1.00907768249787" calcext:value-type="float">
            <text:p>1.0090776825</text:p>
          </table:table-cell>
          <table:table-cell office:value-type="float" office:value="1.00710712913365" calcext:value-type="float">
            <text:p>1.0071071291</text:p>
          </table:table-cell>
          <table:table-cell office:value-type="float" office:value="0.959124154714713" calcext:value-type="float">
            <text:p>0.9591241547</text:p>
          </table:table-cell>
          <table:table-cell office:value-type="float" office:value="84.65" calcext:value-type="float">
            <text:p>84.65</text:p>
          </table:table-cell>
          <table:table-cell office:value-type="float" office:value="0" calcext:value-type="float">
            <text:p>0</text:p>
          </table:table-cell>
          <table:table-cell office:value-type="float" office:value="1721.77610233506" calcext:value-type="float">
            <text:p>1721.77610233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14149886857394" calcext:value-type="float">
            <text:p>1.1414988686</text:p>
          </table:table-cell>
          <table:table-cell office:value-type="float" office:value="1.06523845337835" calcext:value-type="float">
            <text:p>1.0652384534</text:p>
          </table:table-cell>
          <table:table-cell office:value-type="float" office:value="1.08382077160301" calcext:value-type="float">
            <text:p>1.0838207716</text:p>
          </table:table-cell>
          <table:table-cell office:value-type="float" office:value="0.978258227881359" calcext:value-type="float">
            <text:p>0.9782582279</text:p>
          </table:table-cell>
          <table:table-cell office:value-type="float" office:value="1.03997595924896" calcext:value-type="float">
            <text:p>1.0399759592</text:p>
          </table:table-cell>
          <table:table-cell office:value-type="float" office:value="1.01912750465543" calcext:value-type="float">
            <text:p>1.0191275047</text:p>
          </table:table-cell>
          <table:table-cell office:value-type="float" office:value="0.920915124982347" calcext:value-type="float">
            <text:p>0.920915125</text:p>
          </table:table-cell>
          <table:table-cell office:value-type="float" office:value="85.11" calcext:value-type="float">
            <text:p>85.11</text:p>
          </table:table-cell>
          <table:table-cell office:value-type="float" office:value="0" calcext:value-type="float">
            <text:p>0</text:p>
          </table:table-cell>
          <table:table-cell office:value-type="float" office:value="1635.44071843868" calcext:value-type="float">
            <text:p>1635.44071843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49833324027942" calcext:value-type="float">
            <text:p>0.0249833324</text:p>
          </table:table-cell>
          <table:table-cell office:value-type="float" office:value="-0.0117083712391168" calcext:value-type="float">
            <text:p>-0.0117083712</text:p>
          </table:table-cell>
          <table:table-cell office:value-type="float" office:value="1.21752281736583" calcext:value-type="float">
            <text:p>1.2175228174</text:p>
          </table:table-cell>
          <table:table-cell office:value-type="float" office:value="1.02243803430733" calcext:value-type="float">
            <text:p>1.0224380343</text:p>
          </table:table-cell>
          <table:table-cell office:value-type="float" office:value="1.07337683877261" calcext:value-type="float">
            <text:p>1.0733768388</text:p>
          </table:table-cell>
          <table:table-cell office:value-type="float" office:value="0.990771241744203" calcext:value-type="float">
            <text:p>0.9907712417</text:p>
          </table:table-cell>
          <table:table-cell office:value-type="float" office:value="0.991106235816121" calcext:value-type="float">
            <text:p>0.9911062358</text:p>
          </table:table-cell>
          <table:table-cell office:value-type="float" office:value="85.97" calcext:value-type="float">
            <text:p>85.97</text:p>
          </table:table-cell>
          <table:table-cell office:value-type="float" office:value="0" calcext:value-type="float">
            <text:p>0</text:p>
          </table:table-cell>
          <table:table-cell office:value-type="float" office:value="83.5467349588119" calcext:value-type="float">
            <text:p>83.54673495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06021354229957" calcext:value-type="float">
            <text:p>1.0602135423</text:p>
          </table:table-cell>
          <table:table-cell office:value-type="float" office:value="1.01465434851864" calcext:value-type="float">
            <text:p>1.0146543485</text:p>
          </table:table-cell>
          <table:table-cell office:value-type="float" office:value="0.991638285224463" calcext:value-type="float">
            <text:p>0.9916382852</text:p>
          </table:table-cell>
          <table:table-cell office:value-type="float" office:value="1.05166134069882" calcext:value-type="float">
            <text:p>1.0516613407</text:p>
          </table:table-cell>
          <table:table-cell office:value-type="float" office:value="1.03776893948102" calcext:value-type="float">
            <text:p>1.0377689395</text:p>
          </table:table-cell>
          <table:table-cell office:value-type="float" office:value="1.04297120036258" calcext:value-type="float">
            <text:p>1.0429712004</text:p>
          </table:table-cell>
          <table:table-cell office:value-type="float" office:value="1.00312661133791" calcext:value-type="float">
            <text:p>1.0031266113</text:p>
          </table:table-cell>
          <table:table-cell office:value-type="float" office:value="84.89" calcext:value-type="float">
            <text:p>84.89</text:p>
          </table:table-cell>
          <table:table-cell office:value-type="float" office:value="0" calcext:value-type="float">
            <text:p>0</text:p>
          </table:table-cell>
          <table:table-cell office:value-type="float" office:value="1608.23125329401" calcext:value-type="float">
            <text:p>1608.2312532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4987372037191" calcext:value-type="float">
            <text:p>1.1498737204</text:p>
          </table:table-cell>
          <table:table-cell office:value-type="float" office:value="1.08894421035" calcext:value-type="float">
            <text:p>1.0889442104</text:p>
          </table:table-cell>
          <table:table-cell office:value-type="float" office:value="1.02401447699872" calcext:value-type="float">
            <text:p>1.024014477</text:p>
          </table:table-cell>
          <table:table-cell office:value-type="float" office:value="1.05639066877297" calcext:value-type="float">
            <text:p>1.0563906688</text:p>
          </table:table-cell>
          <table:table-cell office:value-type="float" office:value="1.03175875172013" calcext:value-type="float">
            <text:p>1.0317587517</text:p>
          </table:table-cell>
          <table:table-cell office:value-type="float" office:value="0.964405237730842" calcext:value-type="float">
            <text:p>0.9644052377</text:p>
          </table:table-cell>
          <table:table-cell office:value-type="float" office:value="0.939773320678002" calcext:value-type="float">
            <text:p>0.9397733207</text:p>
          </table:table-cell>
          <table:table-cell office:value-type="float" office:value="73.68" calcext:value-type="float">
            <text:p>73.68</text:p>
          </table:table-cell>
          <table:table-cell office:value-type="float" office:value="0" calcext:value-type="float">
            <text:p>0</text:p>
          </table:table-cell>
          <table:table-cell office:value-type="float" office:value="1389.98371894251" calcext:value-type="float">
            <text:p>1389.98371894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3800540588473" calcext:value-type="float">
            <text:p>1.0380054059</text:p>
          </table:table-cell>
          <table:table-cell office:value-type="float" office:value="1.08529868662618" calcext:value-type="float">
            <text:p>1.0852986866</text:p>
          </table:table-cell>
          <table:table-cell office:value-type="float" office:value="1.01238821214978" calcext:value-type="float">
            <text:p>1.0123882121</text:p>
          </table:table-cell>
          <table:table-cell office:value-type="float" office:value="1.06352407195147" calcext:value-type="float">
            <text:p>1.063524072</text:p>
          </table:table-cell>
          <table:table-cell office:value-type="float" office:value="1.02436917660428" calcext:value-type="float">
            <text:p>1.0243691766</text:p>
          </table:table-cell>
          <table:table-cell office:value-type="float" office:value="0.971164235770142" calcext:value-type="float">
            <text:p>0.9711642358</text:p>
          </table:table-cell>
          <table:table-cell office:value-type="float" office:value="0.957941822696177" calcext:value-type="float">
            <text:p>0.9579418227</text:p>
          </table:table-cell>
          <table:table-cell office:value-type="float" office:value="71.16" calcext:value-type="float">
            <text:p>71.16</text:p>
          </table:table-cell>
          <table:table-cell office:value-type="float" office:value="0" calcext:value-type="float">
            <text:p>0</text:p>
          </table:table-cell>
          <table:table-cell office:value-type="float" office:value="1244.88585183558" calcext:value-type="float">
            <text:p>1244.88585183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9431626724644" calcext:value-type="float">
            <text:p>0.8194316267</text:p>
          </table:table-cell>
          <table:table-cell office:value-type="float" office:value="0.895396458915605" calcext:value-type="float">
            <text:p>0.8953964589</text:p>
          </table:table-cell>
          <table:table-cell office:value-type="float" office:value="0.998929332672103" calcext:value-type="float">
            <text:p>0.9989293327</text:p>
          </table:table-cell>
          <table:table-cell office:value-type="float" office:value="0.973075672533442" calcext:value-type="float">
            <text:p>0.9730756725</text:p>
          </table:table-cell>
          <table:table-cell office:value-type="float" office:value="0.930708775202556" calcext:value-type="float">
            <text:p>0.9307087752</text:p>
          </table:table-cell>
          <table:table-cell office:value-type="float" office:value="0.956069797000161" calcext:value-type="float">
            <text:p>0.956069797</text:p>
          </table:table-cell>
          <table:table-cell office:value-type="float" office:value="0.940857125028327" calcext:value-type="float">
            <text:p>0.940857125</text:p>
          </table:table-cell>
          <table:table-cell office:value-type="float" office:value="57.53" calcext:value-type="float">
            <text:p>57.53</text:p>
          </table:table-cell>
          <table:table-cell office:value-type="float" office:value="0" calcext:value-type="float">
            <text:p>0</text:p>
          </table:table-cell>
          <table:table-cell office:value-type="float" office:value="528.11913885264" calcext:value-type="float">
            <text:p>528.11913885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04825228337871" calcext:value-type="float">
            <text:p>1.0482522834</text:p>
          </table:table-cell>
          <table:table-cell office:value-type="float" office:value="1.01301878922633" calcext:value-type="float">
            <text:p>1.0130187892</text:p>
          </table:table-cell>
          <table:table-cell office:value-type="float" office:value="1.00513657576942" calcext:value-type="float">
            <text:p>1.0051365758</text:p>
          </table:table-cell>
          <table:table-cell office:value-type="float" office:value="1.01209262914514" calcext:value-type="float">
            <text:p>1.0120926291</text:p>
          </table:table-cell>
          <table:table-cell office:value-type="float" office:value="1.02233950663912" calcext:value-type="float">
            <text:p>1.0223395066</text:p>
          </table:table-cell>
          <table:table-cell office:value-type="float" office:value="0.973962421547344" calcext:value-type="float">
            <text:p>0.9739624215</text:p>
          </table:table-cell>
          <table:table-cell office:value-type="float" office:value="0.941487702104879" calcext:value-type="float">
            <text:p>0.9414877021</text:p>
          </table:table-cell>
          <table:table-cell office:value-type="float" office:value="65.41" calcext:value-type="float">
            <text:p>65.41</text:p>
          </table:table-cell>
          <table:table-cell office:value-type="float" office:value="0" calcext:value-type="float">
            <text:p>0</text:p>
          </table:table-cell>
          <table:table-cell office:value-type="float" office:value="1232.95369836707" calcext:value-type="float">
            <text:p>1232.95369836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11117533655409" calcext:value-type="float">
            <text:p>0.0311117534</text:p>
          </table:table-cell>
          <table:table-cell office:value-type="float" office:value="-0.00293940876830565" calcext:value-type="float">
            <text:p>-0.0029394088</text:p>
          </table:table-cell>
          <table:table-cell office:value-type="float" office:value="1.11978337050016" calcext:value-type="float">
            <text:p>1.1197833705</text:p>
          </table:table-cell>
          <table:table-cell office:value-type="float" office:value="1.06381965495611" calcext:value-type="float">
            <text:p>1.063819655</text:p>
          </table:table-cell>
          <table:table-cell office:value-type="float" office:value="0.977667061872091" calcext:value-type="float">
            <text:p>0.9776670619</text:p>
          </table:table-cell>
          <table:table-cell office:value-type="float" office:value="0.990160370201292" calcext:value-type="float">
            <text:p>0.9901603702</text:p>
          </table:table-cell>
          <table:table-cell office:value-type="float" office:value="1.02726589004969" calcext:value-type="float">
            <text:p>1.02726589</text:p>
          </table:table-cell>
          <table:table-cell office:value-type="float" office:value="79.64" calcext:value-type="float">
            <text:p>79.64</text:p>
          </table:table-cell>
          <table:table-cell office:value-type="float" office:value="0" calcext:value-type="float">
            <text:p>0</text:p>
          </table:table-cell>
          <table:table-cell office:value-type="float" office:value="76.2461524921776" calcext:value-type="float">
            <text:p>76.246152492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Default" office:value-type="float" office:value="0.850497148960853" calcext:value-type="float">
            <text:p>0.850497149</text:p>
          </table:table-cell>
          <table:table-cell table:style-name="Default" office:value-type="float" office:value="0.820601650084469" calcext:value-type="float">
            <text:p>0.8206016501</text:p>
          </table:table-cell>
          <table:table-cell table:style-name="Default" office:value-type="float" office:value="0.873565367877553" calcext:value-type="float">
            <text:p>0.8735653679</text:p>
          </table:table-cell>
          <table:table-cell table:style-name="Default" office:value-type="float" office:value="0.8927730357307" calcext:value-type="float">
            <text:p>0.8927730357</text:p>
          </table:table-cell>
          <table:table-cell table:style-name="Default" office:value-type="float" office:value="0.953153575764107" calcext:value-type="float">
            <text:p>0.9531535758</text:p>
          </table:table-cell>
          <table:table-cell table:style-name="Default" office:value-type="float" office:value="0.952716173426857" calcext:value-type="float">
            <text:p>0.9527161734</text:p>
          </table:table-cell>
          <table:table-cell table:style-name="Default" office:value-type="float" office:value="0.941609957559295" calcext:value-type="float">
            <text:p>0.9416099576</text:p>
          </table:table-cell>
          <table:table-cell office:value-type="float" office:value="87.53" calcext:value-type="float">
            <text:p>87.53</text:p>
          </table:table-cell>
          <table:table-cell office:value-type="float" office:value="0" calcext:value-type="float">
            <text:p>0</text:p>
          </table:table-cell>
          <table:table-cell office:value-type="float" office:value="882.679299226749" calcext:value-type="float">
            <text:p>882.679299226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Default" office:value-type="float" office:value="-0.0194960998291595" calcext:value-type="float">
            <text:p>-0.0194960998</text:p>
          </table:table-cell>
          <table:table-cell table:style-name="Default" office:value-type="float" office:value="1.02707457075934" calcext:value-type="float">
            <text:p>1.0270745708</text:p>
          </table:table-cell>
          <table:table-cell table:style-name="Default" office:value-type="float" office:value="0.990770176767597" calcext:value-type="float">
            <text:p>0.9907701768</text:p>
          </table:table-cell>
          <table:table-cell table:style-name="Default" office:value-type="float" office:value="0.957945983980932" calcext:value-type="float">
            <text:p>0.957945984</text:p>
          </table:table-cell>
          <table:table-cell table:style-name="Default" office:value-type="float" office:value="0.933375383123243" calcext:value-type="float">
            <text:p>0.9333753831</text:p>
          </table:table-cell>
          <table:table-cell table:style-name="Default" office:value-type="float" office:value="0.988335937673337" calcext:value-type="float">
            <text:p>0.9883359377</text:p>
          </table:table-cell>
          <table:table-cell table:style-name="Default" office:value-type="float" office:value="0.938091721368372" calcext:value-type="float">
            <text:p>0.9380917214</text:p>
          </table:table-cell>
          <table:table-cell office:value-type="float" office:value="91.82" calcext:value-type="float">
            <text:p>91.82</text:p>
          </table:table-cell>
          <table:table-cell office:value-type="float" office:value="0" calcext:value-type="float">
            <text:p>0</text:p>
          </table:table-cell>
          <table:table-cell office:value-type="float" office:value="237.080655057915" calcext:value-type="float">
            <text:p>237.080655057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Default" office:value-type="float" office:value="1.02874811013664" calcext:value-type="float">
            <text:p>1.0287481101</text:p>
          </table:table-cell>
          <table:table-cell table:style-name="Default" office:value-type="float" office:value="1.01775599922662" calcext:value-type="float">
            <text:p>1.0177559992</text:p>
          </table:table-cell>
          <table:table-cell table:style-name="Default" office:value-type="float" office:value="0.913692277946998" calcext:value-type="float">
            <text:p>0.9136922779</text:p>
          </table:table-cell>
          <table:table-cell table:style-name="Default" office:value-type="float" office:value="0.941229607700817" calcext:value-type="float">
            <text:p>0.9412296077</text:p>
          </table:table-cell>
          <table:table-cell table:style-name="Default" office:value-type="float" office:value="0.934991870021775" calcext:value-type="float">
            <text:p>0.93499187</text:p>
          </table:table-cell>
          <table:table-cell table:style-name="Default" office:value-type="float" office:value="0.92611070082631" calcext:value-type="float">
            <text:p>0.9261107008</text:p>
          </table:table-cell>
          <table:table-cell table:style-name="Default" office:value-type="float" office:value="0.988240850208717" calcext:value-type="float">
            <text:p>0.9882408502</text:p>
          </table:table-cell>
          <table:table-cell office:value-type="float" office:value="86.17" calcext:value-type="float">
            <text:p>86.17</text:p>
          </table:table-cell>
          <table:table-cell office:value-type="float" office:value="0" calcext:value-type="float">
            <text:p>0</text:p>
          </table:table-cell>
          <table:table-cell office:value-type="float" office:value="1754.15582054747" calcext:value-type="float">
            <text:p>1754.155820547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Default" office:value-type="float" office:value="1.04561662636015" calcext:value-type="float">
            <text:p>1.0456166264</text:p>
          </table:table-cell>
          <table:table-cell table:style-name="Default" office:value-type="float" office:value="1.02646601098577" calcext:value-type="float">
            <text:p>1.026466011</text:p>
          </table:table-cell>
          <table:table-cell table:style-name="Default" office:value-type="float" office:value="0.910078954291456" calcext:value-type="float">
            <text:p>0.9100789543</text:p>
          </table:table-cell>
          <table:table-cell table:style-name="Default" office:value-type="float" office:value="0.947505380365707" calcext:value-type="float">
            <text:p>0.9475053804</text:p>
          </table:table-cell>
          <table:table-cell table:style-name="Default" office:value-type="float" office:value="0.944082231639403" calcext:value-type="float">
            <text:p>0.9440822316</text:p>
          </table:table-cell>
          <table:table-cell table:style-name="Default" office:value-type="float" office:value="0.969508619678668" calcext:value-type="float">
            <text:p>0.9695086197</text:p>
          </table:table-cell>
          <table:table-cell table:style-name="Default" office:value-type="float" office:value="0.954047397931531" calcext:value-type="float">
            <text:p>0.9540473979</text:p>
          </table:table-cell>
          <table:table-cell office:value-type="float" office:value="86.96" calcext:value-type="float">
            <text:p>86.96</text:p>
          </table:table-cell>
          <table:table-cell office:value-type="float" office:value="0" calcext:value-type="float">
            <text:p>0</text:p>
          </table:table-cell>
          <table:table-cell office:value-type="float" office:value="1741.19345405931" calcext:value-type="float">
            <text:p>1741.193454059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Default" office:value-type="float" office:value="1.07300181617057" calcext:value-type="float">
            <text:p>1.0730018162</text:p>
          </table:table-cell>
          <table:table-cell table:style-name="Default" office:value-type="float" office:value="0.957470546657834" calcext:value-type="float">
            <text:p>0.9574705467</text:p>
          </table:table-cell>
          <table:table-cell table:style-name="Default" office:value-type="float" office:value="0.964811298926463" calcext:value-type="float">
            <text:p>0.9648112989</text:p>
          </table:table-cell>
          <table:table-cell table:style-name="Default" office:value-type="float" office:value="0.941115502743274" calcext:value-type="float">
            <text:p>0.9411155027</text:p>
          </table:table-cell>
          <table:table-cell table:style-name="Default" office:value-type="float" office:value="1.00877974256654" calcext:value-type="float">
            <text:p>1.0087797426</text:p>
          </table:table-cell>
          <table:table-cell table:style-name="Default" office:value-type="float" office:value="0.977153651834079" calcext:value-type="float">
            <text:p>0.9771536518</text:p>
          </table:table-cell>
          <table:table-cell table:style-name="Default" office:value-type="float" office:value="0.971733666350765" calcext:value-type="float">
            <text:p>0.9717336664</text:p>
          </table:table-cell>
          <table:table-cell office:value-type="float" office:value="82.65" calcext:value-type="float">
            <text:p>82.65</text:p>
          </table:table-cell>
          <table:table-cell office:value-type="float" office:value="0" calcext:value-type="float">
            <text:p>0</text:p>
          </table:table-cell>
          <table:table-cell office:value-type="float" office:value="1438.52359896291" calcext:value-type="float">
            <text:p>1438.523598962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Default" office:value-type="float" office:value="0.973064890855439" calcext:value-type="float">
            <text:p>0.9730648909</text:p>
          </table:table-cell>
          <table:table-cell table:style-name="Default" office:value-type="float" office:value="0.970839844183342" calcext:value-type="float">
            <text:p>0.9708398442</text:p>
          </table:table-cell>
          <table:table-cell table:style-name="Default" office:value-type="float" office:value="0.944025179160631" calcext:value-type="float">
            <text:p>0.9440251792</text:p>
          </table:table-cell>
          <table:table-cell table:style-name="Default" office:value-type="float" office:value="0.889406939483168" calcext:value-type="float">
            <text:p>0.8894069395</text:p>
          </table:table-cell>
          <table:table-cell table:style-name="Default" office:value-type="float" office:value="0.983638616921131" calcext:value-type="float">
            <text:p>0.9836386169</text:p>
          </table:table-cell>
          <table:table-cell table:style-name="Default" office:value-type="float" office:value="0.964126669181202" calcext:value-type="float">
            <text:p>0.9641266692</text:p>
          </table:table-cell>
          <table:table-cell table:style-name="Default" office:value-type="float" office:value="0.963746319322724" calcext:value-type="float">
            <text:p>0.9637463193</text:p>
          </table:table-cell>
          <table:table-cell office:value-type="float" office:value="89.04" calcext:value-type="float">
            <text:p>89.04</text:p>
          </table:table-cell>
          <table:table-cell office:value-type="float" office:value="0" calcext:value-type="float">
            <text:p>0</text:p>
          </table:table-cell>
          <table:table-cell office:value-type="float" office:value="1742.4228769445" calcext:value-type="float">
            <text:p>1742.422876944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Default" office:value-type="float" office:value="1.03270374866481" calcext:value-type="float">
            <text:p>1.0327037487</text:p>
          </table:table-cell>
          <table:table-cell table:style-name="Default" office:value-type="float" office:value="0.931530686309624" calcext:value-type="float">
            <text:p>0.9315306863</text:p>
          </table:table-cell>
          <table:table-cell table:style-name="Default" office:value-type="float" office:value="0.958250263867715" calcext:value-type="float">
            <text:p>0.9582502639</text:p>
          </table:table-cell>
          <table:table-cell table:style-name="Default" office:value-type="float" office:value="0.916887216758215" calcext:value-type="float">
            <text:p>0.9168872168</text:p>
          </table:table-cell>
          <table:table-cell table:style-name="Default" office:value-type="float" office:value="0.878091531193443" calcext:value-type="float">
            <text:p>0.8780915312</text:p>
          </table:table-cell>
          <table:table-cell table:style-name="Default" office:value-type="float" office:value="0.961274045242616" calcext:value-type="float">
            <text:p>0.9612740452</text:p>
          </table:table-cell>
          <table:table-cell table:style-name="Default" office:value-type="float" office:value="0.958193211388943" calcext:value-type="float">
            <text:p>0.9581932114</text:p>
          </table:table-cell>
          <table:table-cell office:value-type="float" office:value="86.12" calcext:value-type="float">
            <text:p>86.12</text:p>
          </table:table-cell>
          <table:table-cell office:value-type="float" office:value="0" calcext:value-type="float">
            <text:p>0</text:p>
          </table:table-cell>
          <table:table-cell office:value-type="float" office:value="1724.91655412932" calcext:value-type="float">
            <text:p>1724.916554129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Default" office:value-type="float" office:value="1.03359757083224" calcext:value-type="float">
            <text:p>1.0335975708</text:p>
          </table:table-cell>
          <table:table-cell table:style-name="Default" office:value-type="float" office:value="0.965705121093886" calcext:value-type="float">
            <text:p>0.9657051211</text:p>
          </table:table-cell>
          <table:table-cell table:style-name="Default" office:value-type="float" office:value="0.955911112238074" calcext:value-type="float">
            <text:p>0.9559111122</text:p>
          </table:table-cell>
          <table:table-cell table:style-name="Default" office:value-type="float" office:value="0.970934931647961" calcext:value-type="float">
            <text:p>0.9709349316</text:p>
          </table:table-cell>
          <table:table-cell table:style-name="Default" office:value-type="float" office:value="1.00208558505732" calcext:value-type="float">
            <text:p>1.0020855851</text:p>
          </table:table-cell>
          <table:table-cell table:style-name="Default" office:value-type="float" office:value="0.944880966342207" calcext:value-type="float">
            <text:p>0.9448809663</text:p>
          </table:table-cell>
          <table:table-cell table:style-name="Default" office:value-type="float" office:value="0.978218631437818" calcext:value-type="float">
            <text:p>0.9782186314</text:p>
          </table:table-cell>
          <table:table-cell office:value-type="float" office:value="82.95" calcext:value-type="float">
            <text:p>82.95</text:p>
          </table:table-cell>
          <table:table-cell office:value-type="float" office:value="0" calcext:value-type="float">
            <text:p>0</text:p>
          </table:table-cell>
          <table:table-cell office:value-type="float" office:value="1636.727178458" calcext:value-type="float">
            <text:p>1636.72717845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Default" office:value-type="float" office:value="0.848652452147234" calcext:value-type="float">
            <text:p>0.8486524521</text:p>
          </table:table-cell>
          <table:table-cell table:style-name="Default" office:value-type="float" office:value="0.837241956392889" calcext:value-type="float">
            <text:p>0.8372419564</text:p>
          </table:table-cell>
          <table:table-cell table:style-name="Default" office:value-type="float" office:value="0.75042710119525" calcext:value-type="float">
            <text:p>0.7504271012</text:p>
          </table:table-cell>
          <table:table-cell table:style-name="Default" office:value-type="float" office:value="0.747669564721283" calcext:value-type="float">
            <text:p>0.7476695647</text:p>
          </table:table-cell>
          <table:table-cell table:style-name="Default" office:value-type="float" office:value="0.783042101559752" calcext:value-type="float">
            <text:p>0.7830421016</text:p>
          </table:table-cell>
          <table:table-cell table:style-name="Default" office:value-type="float" office:value="0.908272292463685" calcext:value-type="float">
            <text:p>0.9082722925</text:p>
          </table:table-cell>
          <table:table-cell table:style-name="Default" office:value-type="float" office:value="0.938985543535796" calcext:value-type="float">
            <text:p>0.9389855435</text:p>
          </table:table-cell>
          <table:table-cell office:value-type="float" office:value="82.51" calcext:value-type="float">
            <text:p>82.51</text:p>
          </table:table-cell>
          <table:table-cell office:value-type="float" office:value="0" calcext:value-type="float">
            <text:p>0</text:p>
          </table:table-cell>
          <table:table-cell office:value-type="float" office:value="1181.12149071147" calcext:value-type="float">
            <text:p>1181.121490711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Default" office:value-type="float" office:value="0.0697910294485878" calcext:value-type="float">
            <text:p>0.0697910294</text:p>
          </table:table-cell>
          <table:table-cell table:style-name="Default" office:value-type="float" office:value="0.00817435237512639" calcext:value-type="float">
            <text:p>0.0081743524</text:p>
          </table:table-cell>
          <table:table-cell table:style-name="Default" office:value-type="float" office:value="-0.00756262301940736" calcext:value-type="float">
            <text:p>-0.007562623</text:p>
          </table:table-cell>
          <table:table-cell table:style-name="Default" office:value-type="float" office:value="1.05290032615" calcext:value-type="float">
            <text:p>1.0529003262</text:p>
          </table:table-cell>
          <table:table-cell table:style-name="Default" office:value-type="float" office:value="1.01691922953797" calcext:value-type="float">
            <text:p>1.0169192295</text:p>
          </table:table-cell>
          <table:table-cell table:style-name="Default" office:value-type="float" office:value="1.00197148009978" calcext:value-type="float">
            <text:p>1.0019714801</text:p>
          </table:table-cell>
          <table:table-cell table:style-name="Default" office:value-type="float" office:value="1.01267832861594" calcext:value-type="float">
            <text:p>1.0126783286</text:p>
          </table:table-cell>
          <table:table-cell office:value-type="float" office:value="90.59" calcext:value-type="float">
            <text:p>90.59</text:p>
          </table:table-cell>
          <table:table-cell office:value-type="float" office:value="0" calcext:value-type="float">
            <text:p>0</text:p>
          </table:table-cell>
          <table:table-cell office:value-type="float" office:value="30.3429713728762" calcext:value-type="float">
            <text:p>30.342971372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Default" office:value-type="float" office:value="1.07425697070355" calcext:value-type="float">
            <text:p>1.0742569707</text:p>
          </table:table-cell>
          <table:table-cell table:style-name="Default" office:value-type="float" office:value="0.969660759622059" calcext:value-type="float">
            <text:p>0.9696607596</text:p>
          </table:table-cell>
          <table:table-cell table:style-name="Default" office:value-type="float" office:value="0.9933185208194" calcext:value-type="float">
            <text:p>0.9933185208</text:p>
          </table:table-cell>
          <table:table-cell table:style-name="Default" office:value-type="float" office:value="1.01629165227148" calcext:value-type="float">
            <text:p>1.0162916523</text:p>
          </table:table-cell>
          <table:table-cell table:style-name="Default" office:value-type="float" office:value="1.02443113924291" calcext:value-type="float">
            <text:p>1.0244311392</text:p>
          </table:table-cell>
          <table:table-cell table:style-name="Default" office:value-type="float" office:value="1.03312213350914" calcext:value-type="float">
            <text:p>1.0331221335</text:p>
          </table:table-cell>
          <table:table-cell table:style-name="Default" office:value-type="float" office:value="1.05223471389767" calcext:value-type="float">
            <text:p>1.0522347139</text:p>
          </table:table-cell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float" office:value="1477.35189770423" calcext:value-type="float">
            <text:p>1477.351897704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Default" office:value-type="float" office:value="0.05077353652468" calcext:value-type="float">
            <text:p>0.0507735365</text:p>
          </table:table-cell>
          <table:table-cell table:style-name="Default" office:value-type="float" office:value="-0.00689701076707058" calcext:value-type="float">
            <text:p>-0.0068970108</text:p>
          </table:table-cell>
          <table:table-cell table:style-name="Default" office:value-type="float" office:value="1.1295027876475" calcext:value-type="float">
            <text:p>1.1295027876</text:p>
          </table:table-cell>
          <table:table-cell table:style-name="Default" office:value-type="float" office:value="1.11432682829423" calcext:value-type="float">
            <text:p>1.1143268283</text:p>
          </table:table-cell>
          <table:table-cell table:style-name="Default" office:value-type="float" office:value="1.06687818344908" calcext:value-type="float">
            <text:p>1.0668781834</text:p>
          </table:table-cell>
          <table:table-cell table:style-name="Default" office:value-type="float" office:value="1.09915086894095" calcext:value-type="float">
            <text:p>1.0991508689</text:p>
          </table:table-cell>
          <table:table-cell table:style-name="Default" office:value-type="float" office:value="1.06216184520395" calcext:value-type="float">
            <text:p>1.0621618452</text:p>
          </table:table-cell>
          <table:table-cell office:value-type="float" office:value="88.11" calcext:value-type="float">
            <text:p>88.11</text:p>
          </table:table-cell>
          <table:table-cell office:value-type="float" office:value="1" calcext:value-type="float">
            <text:p>1</text:p>
          </table:table-cell>
          <table:table-cell office:value-type="float" office:value="81.7106713744491" calcext:value-type="float">
            <text:p>81.7106713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1:33:42.403158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Hinkley</meta:initial-creator>
    <meta:creation-date>2014-04-28T14:23:25.374044912</meta:creation-date>
    <dc:date>2014-10-03T11:39:13.261957876</dc:date>
    <dc:creator>Trevor Hinkley</dc:creator>
    <meta:editing-duration>PT1H47M39S</meta:editing-duration>
    <meta:editing-cycles>4</meta:editing-cycles>
    <meta:generator>LibreOffice/4.2.6.3$Linux_X86_64 LibreOffice_project/420m0$Build-3</meta:generator>
    <meta:document-statistic meta:table-count="1" meta:cell-count="1066" meta:object-count="0"/>
  </office:meta>
</office:document-meta>
</file>